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Open Sans Condensed" svg:font-family="'Open Sans Condensed'" style:font-family-generic="swiss" style:font-pitch="variable">
      <svg:font-face-src>
        <svg:font-face-uri xlink:href="Fonts/font5.ttf" xlink:type="simple">
          <svg:font-face-format svg:string="truetype"/>
        </svg:font-face-uri>
      </svg:font-face-src>
    </style:font-face>
    <style:font-face style:name="Open Sans Condensed Light" svg:font-family="'Open Sans Condensed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14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3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6.91mm" fo:break-before="auto" style:use-optimal-row-height="fals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6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4">
      <number:month number:style="long" number:textual="true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74pt solid #ffffff" fo:border-right="0.74pt solid #ffffff" fo:border-top="none"/>
    </style:style>
    <style:style style:name="ce2" style:family="table-cell" style:parent-style-name="Default">
      <style:table-cell-properties fo:border-bottom="0.74pt solid #ffffff" fo:background-color="#ffffff" fo:border-left="none" fo:border-right="none" fo:border-top="0.74pt solid #ffffff"/>
    </style:style>
    <style:style style:name="ce3" style:family="table-cell" style:parent-style-name="Default">
      <style:table-cell-properties fo:border-bottom="0.74pt solid #ffffff" fo:background-color="#ffffff" fo:border-left="none" fo:border-right="none" fo:border-top="0.74pt solid #ffffff" style:vertical-align="middle"/>
    </style:style>
    <style:style style:name="ce4" style:family="table-cell" style:parent-style-name="Default">
      <style:table-cell-properties fo:background-color="#ffffff"/>
      <style:text-properties style:font-name="Open Sans Condensed Light"/>
    </style:style>
    <style:style style:name="ce5" style:family="table-cell" style:parent-style-name="Default">
      <style:table-cell-properties fo:border-bottom="0.74pt solid #ffffff" fo:border-left="none" fo:border-right="none" fo:border-top="0.74pt solid #ffffff"/>
    </style:style>
    <style:style style:name="ce6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vertical-align="bottom"/>
      <style:text-properties style:font-name="Open Sans Condensed Light" fo:font-style="normal" style:font-style-asian="normal" style:font-style-complex="normal"/>
    </style:style>
    <style:style style:name="ce8" style:family="table-cell" style:parent-style-name="Default">
      <style:table-cell-properties fo:background-color="#ffffff" fo:border="none" style:vertical-align="bottom"/>
      <style:text-properties style:font-name="Open Sans Condensed Ligh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/>
      <style:text-properties style:font-name="Open Sans Condensed Light" fo:font-style="normal" style:font-style-asian="normal" style:font-style-complex="normal"/>
    </style:style>
    <style:style style:name="ce10" style:family="table-cell" style:parent-style-name="Default">
      <style:table-cell-properties fo:background-color="#ffffff" style:vertical-align="bottom"/>
      <style:text-properties style:font-name="Open Sans Condensed Ligh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 fo:font-style="normal" style:font-style-asian="normal" style:font-style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style:font-name="Open Sans Condensed Light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fo:border-bottom="1.76pt solid #333333" fo:background-color="#ffffff" style:text-align-source="fix" style:repeat-content="false" fo:border-left="none" fo:border-right="none" fo:border-top="0.99pt solid #333333" style:vertical-align="middle"/>
      <style:paragraph-properties fo:text-align="start" fo:margin-left="0mm"/>
      <style:text-properties style:font-name="Open Sans Condensed"/>
    </style:style>
    <style:style style:name="ce14" style:family="table-cell" style:parent-style-name="Default" style:data-style-name="N109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start" fo:margin-left="0mm"/>
      <style:text-properties style:font-name="Open Sans Condensed Light"/>
    </style:style>
    <style:style style:name="ce15" style:family="table-cell" style:parent-style-name="Default" style:data-style-name="N109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start" fo:margin-left="0mm"/>
      <style:text-properties style:font-name="Open Sans Condensed Light"/>
    </style:style>
    <style:style style:name="ce16" style:family="table-cell" style:parent-style-name="Default" style:data-style-name="N30">
      <style:table-cell-properties fo:border-bottom="1.5pt solid #333333" fo:background-color="#ffffff" style:text-align-source="fix" style:repeat-content="false" fo:border-left="none" fo:border-right="none" fo:border-top="1.5pt solid #333333" style:vertical-align="middle"/>
      <style:paragraph-properties fo:text-align="start" fo:margin-left="0mm"/>
      <style:text-properties style:font-name="Open Sans Condense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 Condensed Light"/>
    </style:style>
    <style:style style:name="ce18" style:family="table-cell" style:parent-style-name="Default">
      <style:text-properties style:font-name="Open Sans Condensed Light"/>
    </style:style>
    <style:style style:name="ce19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 Light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ffff" fo:border="none" style:vertical-align="bottom"/>
      <style:text-properties style:font-name="Open Sans Condensed Light" fo:font-style="normal" style:font-style-asian="normal" style:font-style-complex="normal"/>
    </style:style>
    <style:style style:name="ce21" style:family="table-cell" style:parent-style-name="Default">
      <style:table-cell-properties fo:background-color="#ffffff" style:vertical-align="middle"/>
      <style:text-properties style:font-name="Open Sans Condensed Light" fo:font-style="normal" style:font-style-asian="normal" style:font-style-complex="normal"/>
    </style:style>
    <style:style style:name="ce22" style:family="table-cell" style:parent-style-name="Default">
      <style:table-cell-properties fo:border-bottom="1.76pt solid #333333" fo:background-color="#ffffff" style:text-align-source="fix" style:repeat-content="false" fo:border-left="none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23" style:family="table-cell" style:parent-style-name="Default">
      <style:table-cell-properties fo:border-bottom="0.26pt dotted #000000" fo:background-color="#ffffff" fo:border-left="none" fo:border-right="none" fo:border-top="none"/>
      <style:text-properties style:font-name="Open Sans Condensed Light"/>
    </style:style>
    <style:style style:name="ce24" style:family="table-cell" style:parent-style-name="Default">
      <style:table-cell-properties fo:border-bottom="0.26pt dotted #000000" fo:background-color="#ffffff" fo:border-left="none" fo:border-right="none" fo:border-top="0.26pt dotted #000000"/>
      <style:text-properties style:font-name="Open Sans Condensed Light"/>
    </style:style>
    <style:style style:name="ce25" style:family="table-cell" style:parent-style-name="Default">
      <style:table-cell-properties fo:border-bottom="1.5pt solid #333333" fo:background-color="#ffffff" fo:border-left="none" fo:border-right="none" fo:border-top="1.5pt solid #333333"/>
      <style:text-properties style:font-name="Open Sans Condensed Light"/>
    </style:style>
    <style:style style:name="ce26" style:family="table-cell" style:parent-style-name="Default" style:data-style-name="N34">
      <style:table-cell-properties fo:border-bottom="1.5pt solid #333333" fo:background-color="#ffffff" fo:border-left="none" fo:border-right="none" fo:border-top="none" style:vertical-align="middle"/>
      <style:text-properties style:font-name="Open Sans Condensed Light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51pt dotted #333333" fo:background-color="#fffff0" style:cell-protect="none" style:print-content="true" fo:border-left="none" fo:border-right="none" fo:border-top="none" style:vertical-align="bottom"/>
      <style:text-properties style:font-name="Open Sans Condensed Light"/>
      <style:map style:condition="cell-content()=0" style:apply-style-name="Feld_20_leer" style:base-cell-address="Tabelle1.D4"/>
    </style:style>
    <style:style style:name="ce28" style:family="table-cell" style:parent-style-name="Default">
      <style:table-cell-properties fo:border-bottom="0.51pt dotted #333333" fo:background-color="#ffffff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Open Sans Condensed Light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Open Sans Condensed Light"/>
    </style:style>
    <style:style style:name="ce30" style:family="table-cell" style:parent-style-name="Default">
      <style:table-cell-properties fo:border-bottom="0.51pt dotted #333333" fo:background-color="#fffff0" style:cell-protect="none" style:print-content="true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Open Sans Condensed Light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ffffff" fo:border-right="0.74pt solid #ffffff" fo:border-top="none"/>
      <style:paragraph-properties fo:text-align="start" fo:margin-left="0mm"/>
      <style:text-properties style:font-name="Open Sans Condensed Light"/>
    </style:style>
    <style:style style:name="ce32" style:family="table-cell" style:parent-style-name="Default" style:data-style-name="N100">
      <style:table-cell-properties fo:background-color="#fffff0" style:cell-protect="none" style:print-content="true" style:text-align-source="fix" style:repeat-content="false" style:vertical-align="bottom"/>
      <style:paragraph-properties fo:text-align="start" fo:margin-left="0mm"/>
      <style:text-properties style:font-name="Open Sans Condensed"/>
    </style:style>
    <style:style style:name="ce33" style:family="table-cell" style:parent-style-name="Default" style:data-style-name="N0">
      <style:table-cell-properties fo:background-color="#fffff0" style:cell-protect="none" style:print-content="true" style:text-align-source="fix" style:repeat-content="false"/>
      <style:paragraph-properties fo:text-align="start" fo:margin-left="0mm"/>
      <style:text-properties style:font-name="Open Sans Condensed Light"/>
    </style:style>
    <style:style style:name="ce34" style:family="table-cell" style:parent-style-name="Default" style:data-style-name="N111">
      <style:table-cell-properties fo:background-color="#fffff0" style:cell-protect="none" style:print-content="true" style:text-align-source="fix" style:repeat-content="false"/>
      <style:paragraph-properties fo:text-align="start" fo:margin-left="0mm"/>
      <style:text-properties style:font-name="Open Sans Condensed Light"/>
    </style:style>
    <style:style style:name="ce35" style:family="table-cell" style:parent-style-name="Default">
      <style:table-cell-properties fo:border-bottom="0.26pt dotted #000000" fo:background-color="#fffff0" style:cell-protect="none" style:print-content="true" fo:border-left="none" fo:border-right="none" fo:border-top="none"/>
      <style:text-properties style:font-name="Open Sans Condensed Light" fo:font-size="9pt" style:font-size-asian="9pt" style:font-size-complex="9pt"/>
    </style:style>
    <style:style style:name="ce36" style:family="table-cell" style:parent-style-name="Default">
      <style:table-cell-properties fo:border-bottom="0.26pt dotted #000000" fo:background-color="#fffff0" style:cell-protect="none" style:print-content="true" fo:border-left="none" fo:border-right="none" fo:border-top="0.26pt dotted #000000"/>
      <style:text-properties style:font-name="Open Sans Condensed Light" fo:font-size="9pt" style:font-size-asian="9pt" style:font-size-complex="9pt"/>
    </style:style>
    <style:style style:name="ce37" style:family="table-cell" style:parent-style-name="Default">
      <style:table-cell-properties fo:background-color="#ffffff" style:vertical-align="bottom"/>
      <style:text-properties style:font-name="Open Sans Condensed Ligh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start" fo:margin-left="0mm"/>
      <style:text-properties style:font-name="Open Sans Condensed Light"/>
    </style:style>
    <style:style style:name="ce3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Open Sans Condensed Light"/>
    </style:style>
    <style:style style:name="ce40" style:family="table-cell" style:parent-style-name="Default" style:data-style-name="N41">
      <style:table-cell-properties fo:background-color="#ffffff"/>
      <style:text-properties style:font-name="Open Sans Condensed Light"/>
    </style:style>
    <style:style style:name="ce41" style:family="table-cell" style:parent-style-name="Default">
      <style:table-cell-properties fo:border-bottom="1.76pt solid #333333" fo:background-color="#eeeeee" style:text-align-source="fix" style:repeat-content="false" fo:border-left="0.26pt dotted #b2b2b2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42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0.26pt dotted #b2b2b2" fo:border-right="none" fo:border-top="none"/>
      <style:paragraph-properties fo:text-align="center" fo:margin-left="0mm"/>
      <style:text-properties style:font-name="Open Sans Condensed Light"/>
    </style:style>
    <style:style style:name="ce43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0.26pt dotted #b2b2b2" fo:border-right="none" fo:border-top="0.26pt dotted #000000"/>
      <style:paragraph-properties fo:text-align="center" fo:margin-left="0mm"/>
      <style:text-properties style:font-name="Open Sans Condensed Light"/>
    </style:style>
    <style:style style:name="ce44" style:family="table-cell" style:parent-style-name="Default">
      <style:table-cell-properties fo:background-color="#ffffff" style:vertical-align="middle"/>
      <style:text-properties style:font-name="Open Sans Condensed Light"/>
    </style:style>
    <style:style style:name="ce45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/>
    </style:style>
    <style:style style:name="ce46" style:family="table-cell" style:parent-style-name="Default">
      <style:table-cell-properties fo:background-color="#ffffff"/>
      <style:text-properties style:font-name="Open Sans Condensed Light" style:font-name-asian="Droid Sans Fallback" style:font-name-complex="Droid Sans Devanagari"/>
    </style:style>
    <style:style style:name="ce47" style:family="table-cell" style:parent-style-name="Default">
      <style:table-cell-properties fo:border-bottom="1.76pt solid #333333" fo:background-color="#eeeeee" style:text-align-source="fix" style:repeat-content="false" fo:border-left="none" fo:border-right="none" fo:border-top="0.99pt solid #333333" style:vertical-align="middle"/>
      <style:paragraph-properties fo:text-align="center" fo:margin-left="0mm"/>
      <style:text-properties style:font-name="Open Sans Condensed"/>
    </style:style>
    <style:style style:name="ce48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49" style:family="table-cell" style:parent-style-name="Default" style:data-style-name="N40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0" style:family="table-cell" style:parent-style-name="Default">
      <style:table-cell-properties fo:border-bottom="0.26pt dotte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51" style:family="table-cell" style:parent-style-name="Default">
      <style:table-cell-properties fo:border-bottom="0.26pt dotted #000000" fo:background-color="#eeeee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2" style:family="table-cell" style:parent-style-name="Default">
      <style:table-cell-properties fo:border-bottom="1.5pt solid #333333" fo:background-color="#ffffff" fo:border-left="none" fo:border-right="none" fo:border-top="none" style:vertical-align="middle"/>
      <style:text-properties style:font-name="Open Sans Condensed Light"/>
    </style:style>
    <style:style style:name="ce53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center" fo:margin-left="0mm"/>
      <style:text-properties style:font-name="Open Sans Condensed Light" fo:font-size="10pt" fo:font-style="normal" style:font-size-asian="10pt" style:font-style-asian="normal" style:font-size-complex="10pt" style:font-style-complex="normal"/>
    </style:style>
    <style:style style:name="ce54" style:family="table-cell" style:parent-style-name="Default" style:data-style-name="N111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55" style:family="table-cell" style:parent-style-name="Default" style:data-style-name="N111">
      <style:table-cell-properties fo:border-bottom="0.26pt dotted #000000" fo:background-color="#eeeeee" style:cell-protect="none" style:print-content="true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56" style:family="table-cell" style:parent-style-name="Default">
      <style:table-cell-properties fo:border-bottom="0.51pt solid #333333" fo:background-color="#ffffff" fo:border-left="none" fo:border-right="none" fo:border-top="none" style:vertical-align="middle"/>
      <style:text-properties style:font-name="Open Sans Condensed Light"/>
    </style:style>
    <style:style style:name="ce57" style:family="table-cell" style:parent-style-name="Default">
      <style:table-cell-properties fo:border-bottom="0.74pt solid #333333" fo:background-color="#ffffff" fo:border-left="none" fo:border-right="none" fo:border-top="none"/>
      <style:text-properties style:font-name="Open Sans Condensed Light"/>
    </style:style>
    <style:style style:name="ce58" style:family="table-cell" style:parent-style-name="Default">
      <style:table-cell-properties fo:border-bottom="1.76pt solid #333333" fo:background-color="#eeeeee" style:text-align-source="fix" style:repeat-content="false" fo:border-left="none" fo:border-right="0.26pt dotted #b2b2b2" fo:border-top="0.99pt solid #333333" style:vertical-align="middle"/>
      <style:paragraph-properties fo:text-align="center" fo:margin-left="0mm"/>
      <style:text-properties style:font-name="Open Sans Condensed"/>
    </style:style>
    <style:style style:name="ce59" style:family="table-cell" style:parent-style-name="Default">
      <style:table-cell-properties fo:border-bottom="0.26pt dotted #000000" fo:background-color="#eeeeee" style:text-align-source="fix" style:repeat-content="false" fo:border-left="none" fo:border-right="0.26pt dotted #b2b2b2" fo:border-top="none"/>
      <style:paragraph-properties fo:text-align="center" fo:margin-left="0mm"/>
      <style:text-properties style:font-name="Open Sans Condensed Light"/>
    </style:style>
    <style:style style:name="ce60" style:family="table-cell" style:parent-style-name="Default">
      <style:table-cell-properties fo:border-bottom="0.26pt dotted #000000" fo:background-color="#eeeeee" style:text-align-source="fix" style:repeat-content="false" fo:border-left="none" fo:border-right="0.26pt dotted #b2b2b2" fo:border-top="0.26pt dotted #000000"/>
      <style:paragraph-properties fo:text-align="center" fo:margin-left="0mm"/>
      <style:text-properties style:font-name="Open Sans Condensed Light"/>
    </style:style>
    <style:style style:name="ce61" style:family="table-cell" style:parent-style-name="Default">
      <style:table-cell-properties fo:background-color="#ffffff" style:vertical-align="top"/>
      <style:text-properties style:font-name="Open Sans Condensed Light" fo:font-size="9pt" style:font-size-asian="9pt" style:font-size-complex="9pt"/>
    </style:style>
    <style:style style:name="ce62" style:family="table-cell" style:parent-style-name="Default">
      <style:table-cell-properties fo:border-bottom="none" fo:background-color="#ffffff" fo:border-left="0.74pt solid #ffffff" fo:border-right="0.74pt solid #ffffff" fo:border-top="none"/>
      <style:text-properties style:font-name="Open Sans Condensed Light" fo:font-size="9pt" style:font-size-asian="9pt" style:font-size-complex="9pt"/>
    </style:style>
    <style:style style:name="ce63" style:family="table-cell" style:parent-style-name="Default">
      <style:table-cell-properties fo:background-color="#ffffff"/>
      <style:text-properties style:font-name="Open Sans Condensed Light" fo:font-size="9pt" style:font-size-asian="9pt" style:font-size-complex="9pt"/>
    </style:style>
    <style:style style:name="ce64" style:family="table-cell" style:parent-style-name="Default">
      <style:table-cell-properties fo:border-bottom="0.74pt solid #333333" fo:background-color="#ffffff" fo:border-left="none" fo:border-right="none" fo:border-top="none" style:vertical-align="top"/>
      <style:text-properties style:font-name="Open Sans Condensed Light" fo:font-size="9pt" style:font-size-asian="9pt" style:font-size-complex="9pt"/>
    </style:style>
    <style:style style:name="ce65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66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67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68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</style:style>
    <style:style style:name="ce69" style:family="table-cell" style:parent-style-name="Default">
      <style:table-cell-properties fo:border-bottom="1.5pt solid #333333" fo:background-color="#ffffff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Open Sans Condensed Light" fo:font-size="8pt" style:font-size-asian="8pt" style:font-size-complex="8pt"/>
    </style:style>
    <style:style style:name="ce71" style:family="table-cell" style:parent-style-name="Default">
      <style:table-cell-properties fo:border-bottom="0.51pt solid #333333" fo:background-color="#ffffff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Open Sans Condensed Light" fo:font-size="8pt" style:font-size-asian="8pt" style:font-size-complex="8pt"/>
    </style:style>
    <style:style style:name="ce72" style:family="table-cell" style:parent-style-name="Default" style:data-style-name="N111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3" style:family="table-cell" style:parent-style-name="Default" style:data-style-name="N40">
      <style:table-cell-properties fo:border-bottom="none" fo:background-color="#ffffff" style:text-align-source="fix" style:repeat-content="false" fo:border-left="0.74pt solid #ffffff" fo:border-right="0.74pt solid #ffffff" fo:border-top="none" style:vertical-align="top"/>
      <style:paragraph-properties fo:text-align="center" fo:margin-left="0mm"/>
      <style:text-properties style:font-name="Open Sans Condensed Light"/>
    </style:style>
    <style:style style:name="ce74" style:family="table-cell" style:parent-style-name="Default" style:data-style-name="N40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5" style:family="table-cell" style:parent-style-name="Default" style:data-style-name="N111">
      <style:table-cell-properties fo:border-bottom="0.51pt solid #333333" fo:background-color="#ffffff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76" style:family="table-cell" style:parent-style-name="Default" style:data-style-name="N111">
      <style:table-cell-properties fo:border-bottom="0.74pt solid #333333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77" style:family="table-cell" style:parent-style-name="Default">
      <style:table-cell-properties fo:border-bottom="0.51pt solid #333333" fo:background-color="#ffffff" fo:border-left="none" fo:border-right="none" fo:border-top="none" style:vertical-align="bottom"/>
      <style:text-properties style:font-name="Open Sans Condensed Light" fo:font-size="8pt" style:font-size-asian="8pt" style:font-size-complex="8pt"/>
    </style:style>
    <style:style style:name="ce7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0.74pt solid #ffffff" fo:border-right="0.74pt solid #ffffff" fo:border-top="none" style:vertical-align="top"/>
      <style:paragraph-properties fo:text-align="center" fo:margin-left="0mm"/>
      <style:text-properties style:font-name="Open Sans Condensed Light"/>
    </style:style>
    <style:style style:name="ce80" style:family="table-cell" style:parent-style-name="Default">
      <style:table-cell-properties fo:border-bottom="0.74pt solid #333333" fo:background-color="#ffffff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81" style:family="table-cell" style:parent-style-name="Default">
      <style:table-cell-properties fo:border-bottom="0.74pt solid #333333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</style:style>
    <style:style style:name="ce82" style:family="table-cell" style:parent-style-name="Default">
      <style:table-cell-properties fo:border-bottom="1.76pt solid #333333" fo:background-color="#ffffff" style:text-align-source="fix" style:repeat-content="false" fo:border-left="0.26pt dotted #dddddd" fo:border-right="0.26pt dotted #dddddd" fo:border-top="0.99pt solid #333333" style:vertical-align="middle"/>
      <style:paragraph-properties fo:text-align="center" fo:margin-left="0mm"/>
      <style:text-properties style:font-name="Open Sans Condensed"/>
    </style:style>
    <style:style style:name="ce83" style:family="table-cell" style:parent-style-name="Default" style:data-style-name="N40">
      <style:table-cell-properties fo:border-bottom="0.26pt dotted #000000" fo:background-color="#ffffff" style:text-align-source="fix" style:repeat-content="false" fo:border-left="0.26pt dotted #dddddd" fo:border-right="0.26pt dotted #dddddd" fo:border-top="none"/>
      <style:paragraph-properties fo:text-align="center" fo:margin-left="0mm"/>
      <style:text-properties style:font-name="Open Sans Condensed Light"/>
    </style:style>
    <style:style style:name="ce84" style:family="table-cell" style:parent-style-name="Default">
      <style:table-cell-properties fo:border-bottom="0.26pt dotted #000000" fo:background-color="#ffffff" style:text-align-source="fix" style:repeat-content="false" fo:border-left="0.26pt dotted #dddddd" fo:border-right="0.26pt dotted #dddddd" fo:border-top="0.26pt dotted #000000"/>
      <style:paragraph-properties fo:text-align="center" fo:margin-left="0mm"/>
      <style:text-properties style:font-name="Open Sans Condensed Light"/>
    </style:style>
    <style:style style:name="ce85" style:family="table-cell" style:parent-style-name="Default" style:data-style-name="N0">
      <style:table-cell-properties fo:border-bottom="1.5pt solid #333333" fo:background-color="#ffffff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 fo:font-size="10pt" style:font-size-asian="10pt" style:font-size-complex="10pt"/>
    </style:style>
    <style:style style:name="ce86" style:family="table-cell" style:parent-style-name="Default" style:data-style-name="N111">
      <style:table-cell-properties fo:background-color="#fffff0" style:cell-protect="none" style:print-content="true" style:text-align-source="fix" style:repeat-content="false" style:vertical-align="top"/>
      <style:paragraph-properties fo:text-align="center" fo:margin-left="0mm"/>
      <style:text-properties style:font-name="Open Sans Condensed Light"/>
    </style:style>
    <style:style style:name="ce87" style:family="table-cell" style:parent-style-name="Default" style:data-style-name="N111">
      <style:table-cell-properties fo:border-bottom="0.74pt solid #333333" fo:background-color="#fffff0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Open Sans Condensed Light"/>
    </style:style>
    <style:style style:name="ce88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N20"/>
      <style:map style:condition="cell-content()&gt;0:0:0" style:apply-style-name="positiv" style:base-cell-address="Tabelle1.N20"/>
    </style:style>
    <style:style style:name="ce89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N20"/>
      <style:map style:condition="cell-content()&gt;0:0:0" style:apply-style-name="positiv" style:base-cell-address="Tabelle1.N20"/>
    </style:style>
    <style:style style:name="ce90" style:family="table-cell" style:parent-style-name="Default" style:data-style-name="N111">
      <style:table-cell-properties fo:border-bottom="1.5pt solid #333333" fo:background-color="#ffffff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style:font-name="Open Sans Condensed" fo:font-size="11pt" style:font-size-asian="11pt" style:font-size-complex="11pt"/>
      <style:map style:condition="cell-content()&lt;0:0:0" style:apply-style-name="roter_20_Text" style:base-cell-address="Tabelle1.N51"/>
    </style:style>
    <style:style style:name="ce91" style:family="table-cell" style:parent-style-name="Default" style:data-style-name="N0">
      <style:table-cell-properties fo:border-bottom="1.5pt solid #333333" fo:background-color="#fffff0" style:cell-protect="none" style:print-content="true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Open Sans Condensed" fo:font-size="12pt" fo:font-style="normal" style:font-size-asian="12pt" style:font-style-asian="normal" style:font-size-complex="12pt" style:font-style-complex="normal"/>
    </style:style>
    <style:style style:name="ce92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3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4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5" style:family="table-cell" style:parent-style-name="grauer_20_Tex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6" style:family="table-cell" style:parent-style-name="Default" style:data-style-name="N111">
      <style:table-cell-properties fo:border-bottom="0.26pt dotted #000000" fo:background-color="#ffffff" style:text-align-source="fix" style:repeat-content="false" fo:border-left="none" fo:border-right="none" fo:border-top="0.26pt dotted #000000"/>
      <style:paragraph-properties fo:text-align="center" fo:margin-left="0mm"/>
      <style:text-properties style:font-name="Open Sans Condensed Light"/>
      <style:map style:condition="cell-content()&lt;0:0:0" style:apply-style-name="roter_20_Text" style:base-cell-address="Tabelle1.O20"/>
    </style:style>
    <style:style style:name="ce97" style:family="table-cell" style:parent-style-name="Default">
      <style:table-cell-properties fo:background-color="#ffffff"/>
    </style:style>
    <style:style style:name="ce98" style:family="table-cell" style:parent-style-name="Default">
      <style:table-cell-properties style:vertical-align="middle"/>
    </style:style>
    <style:style style:name="ce99" style:family="table-cell" style:parent-style-name="Default">
      <style:table-cell-properties fo:border-bottom="none" fo:border-left="0.74pt solid #ffffff" fo:border-right="0.74pt solid #ffffff" fo:border-top="none"/>
    </style:style>
  </office:automatic-styles>
  <office:body>
    <office:spreadsheet>
      <table:content-validations>
        <table:content-validation table:name="val1" table:condition="of:cell-content-text-length()&gt;5" table:allow-empty-cell="false" table:base-cell-address="Tabelle1.D4">
          <table:help-message table:title="Name" table:display="true">
            <text:p>Bitte geben Sie Ihren Vor- sowie Nachnamen an.</text:p>
          </table:help-message>
          <table:error-message table:message-type="stop" table:title="Name zu kurz" table:display="true">
            <text:p>Der eingegebene Name ist zu kurz. Geben Sie bitte Vor- und Nachname an.</text:p>
          </table:error-message>
        </table:content-validation>
        <table:content-validation table:name="val2" table:condition="of:cell-content-text-length()&gt;5" table:allow-empty-cell="false" table:base-cell-address="Tabelle1.D5">
          <table:help-message table:title="Name" table:display="true">
            <text:p>Bitte geben Sie hier ihren Namen sowie Vornamen an.</text:p>
          </table:help-message>
          <table:error-message table:message-type="warning" table:title="Name zu kurz" table:display="true">
            <text:p>Der Name sollte eine Mindestlänge von 5 Zeichen übersteigen. Bitte geben Sie Vor- und Nachname an!</text:p>
          </table:error-message>
        </table:content-validation>
        <table:content-validation table:name="val3" table:condition="of:cell-content-text-length()&gt;4" table:allow-empty-cell="false" table:base-cell-address="Tabelle1.D7">
          <table:help-message table:title="Arbeitsbereich" table:display="true">
            <text:p>Geben Sie hier bitte Ihren Arbeitsbereich an.</text:p>
          </table:help-message>
          <table:error-message table:message-type="stop" table:display="true"/>
        </table:content-validation>
        <table:content-validation table:name="val4" table:condition="of:cell-content-is-in-list(&quot;Januar&quot;;&quot;Februar&quot;;&quot;März&quot;;&quot;April&quot;;&quot;Mai&quot;;&quot;Juni&quot;;&quot;Juli&quot;;&quot;August&quot;;&quot;September&quot;;&quot;Oktober&quot;;&quot;November&quot;;&quot;Dezember&quot;)" table:allow-empty-cell="false" table:display-list="unsorted" table:base-cell-address="Tabelle1.D13">
          <table:help-message table:title="Bemessunngsmonat" table:display="true">
            <text:p>Bitte wählen Sie den Monat für den Sie die Arbeitszeit erfassen</text:p>
          </table:help-message>
          <table:error-message table:message-type="stop" table:title="Monat ungültig" table:display="true">
            <text:p>Bitte wählen Sie einen gültigen Monat aus der Liste:</text:p>
          </table:error-message>
        </table:content-validation>
        <table:content-validation table:name="val5" table:condition="of:cell-content-is-decimal-number() and cell-content-is-between(1,60)" table:allow-empty-cell="true" table:base-cell-address="Tabelle1.D15">
          <table:help-message table:title="Arbeitsstunden pro Woche" table:display="true">
            <text:p>Bitte geben Sie Ihre Arbeitsstunden pro Woche an.</text:p>
          </table:help-message>
          <table:error-message table:message-type="stop" table:title="Keine gültige Wochenarbeitszeit" table:display="true">
            <text:p>Die Wochenarbeitszeit muß zwischen 1 und 60 Stunden liegen. Geben Sie angebrochene Stunde bitte als Dezimalzahl an; z.B. 2,25 für 2:15 Stunden pro Woche.</text:p>
          </table:error-message>
        </table:content-validation>
        <table:content-validation table:name="val6" table:condition="of:cell-content-is-time() and cell-content-is-between(-1.66666666666667,3.33333333333333)" table:allow-empty-cell="false" table:base-cell-address="Tabelle1.D17">
          <table:error-message table:message-type="stop" table:display="true"/>
        </table:content-validation>
        <table:content-validation table:name="val7" table:condition="of:cell-content-is-in-list(&quot;Normal&quot;;&quot;Wochenende&quot;;&quot;Feiertag&quot;;&quot;Urlaub&quot;;&quot;unbez. Urlaub&quot;;&quot;krank&quot;)" table:allow-empty-cell="false" table:display-list="unsorted" table:base-cell-address="Tabelle1.D20">
          <table:help-message table:title="Art des Tages" table:display="true">
            <text:p>Bitte geben Sie die Funktion des Tages an:</text:p>
            <text:p> <text:s/>NormalNormaler Arbeitstag</text:p>
            <text:p> <text:s/>WochenendeWochenendtag</text:p>
            <text:p> <text:s/>FeiertagTag ist Feiertag</text:p>
            <text:p> <text:s/>UrlaubUrlaubstag (Stunden werden angerechnet)</text:p>
            <text:p> <text:s/>unbez. UrlaubUrlaubstag (unbezahlt)</text:p>
            <text:p> <text:s/>krankKrankheitstag (Stunden werden angerechnet) 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2015,2055)" table:allow-empty-cell="false" table:base-cell-address="Tabelle1.E2">
          <table:help-message table:title="Jahreszahl für die Arbeitszeiterfassung folgt" table:display="true"/>
          <table:error-message table:message-type="information" table:title="Falsche Jahresangabe" table:display="true">
            <text:p>Die Eingabe des Jahres muß ein gültiges Jahr ab 2015 darstellen. Z.B. 2016</text:p>
          </table:error-message>
        </table:content-validation>
        <table:content-validation table:name="val9" table:condition="of:cell-content-is-time() and cell-content-is-between(0.25,0.979166666666667)" table:allow-empty-cell="true" table:base-cell-address="Tabelle1.F20">
          <table:error-message table:message-type="stop" table:display="true"/>
        </table:content-validation>
        <table:content-validation table:name="val10" table:condition="of:cell-content-is-time() and cell-content-is-between(0.291666666666667,1)" table:allow-empty-cell="true" table:base-cell-address="Tabelle1.G20">
          <table:error-message table:message-type="stop" table:display="true"/>
        </table:content-validation>
        <table:content-validation table:name="val11" table:condition="of:cell-content-is-time() and cell-content-is-between(0,0.5)" table:allow-empty-cell="true" table:base-cell-address="Tabelle1.I20">
          <table:error-message table:message-type="stop" table:display="true"/>
        </table:content-validation>
        <table:content-validation table:name="val12" table:condition="of:cell-content-is-time() and cell-content-is-between(0,2.5)" table:allow-empty-cell="true" table:base-cell-address="Tabelle1.N15">
          <table:help-message table:title="Individuelle Tagesarbeitszeit" table:display="true">
            <text:p>Tragen Sie hier einen Zeitwert für die Arbeitszeit ein, die Sie an dem jeweiligen Wochentag verrichten. Beachten Sie, daß die Gesamtsumme der vertraglich vereinbarten wöchentlichen Arbeitszeit entsprechen muß.</text:p>
          </table:help-message>
          <table:error-message table:message-type="stop" table:display="true"/>
        </table:content-validation>
        <table:content-validation table:name="val13" table:condition="of:cell-content-is-whole-number() and cell-content-is-between(2015,2045)" table:allow-empty-cell="true" table:base-cell-address="Tabelle1.O2">
          <table:help-message table:title="Jahreszahl" table:display="true">
            <text:p>Bitte geben Sie ein Jahr zwischen 2015 und 2045 als Ganzzahl ein.</text:p>
          </table:help-message>
          <table:error-message table:message-type="warning" table:title="Falsche Jahreszahlangabe" table:display="true">
            <text:p>Bitte geben Sie ein korrektes Jahr ab 2015 ein. Bitte verwenden Sie dazu eine Ganzzahl, wie z.B. 2015.</text:p>
          </table:error-message>
        </table:content-validation>
      </table:content-validation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default-cell-style-name="ce5"/>
        <table:table-column table:style-name="co7" table:visibility="collapse" table:number-columns-repeated="1008" table:default-cell-style-name="Default"/>
        <table:table-row table:style-name="ro1" table:visibility="collapse">
          <table:table-cell table:style-name="ce1" table:number-columns-repeated="16"/>
          <table:table-cell table:number-columns-repeated="1008"/>
        </table:table-row>
        <table:table-row table:style-name="ro2">
          <table:table-cell table:style-name="ce2"/>
          <table:table-cell table:style-name="ce6" office:value-type="string" calcext:value-type="string">
            <text:p>Arbeitszeiterfassung</text:p>
          </table:table-cell>
          <table:table-cell table:style-name="ce19"/>
          <table:table-cell table:style-name="ce26"/>
          <table:table-cell table:style-name="ce19" table:content-validation-name="val8"/>
          <table:table-cell table:style-name="ce19" table:number-columns-repeated="3"/>
          <table:table-cell table:style-name="ce52" table:number-columns-repeated="3"/>
          <table:table-cell table:style-name="ce69" table:number-columns-repeated="2"/>
          <table:table-cell table:style-name="ce85" office:value-type="string" calcext:value-type="string">
            <text:p>Jahr:</text:p>
          </table:table-cell>
          <table:table-cell table:style-name="ce91" table:content-validation-name="val13" office:value-type="float" office:value="2018" calcext:value-type="float">
            <text:p>2018</text:p>
          </table:table-cell>
          <table:table-cell table:style-name="ce2"/>
          <table:table-cell table:number-columns-repeated="1008"/>
        </table:table-row>
        <table:table-row table:style-name="ro3">
          <table:table-cell table:style-name="ce2"/>
          <table:table-cell table:style-name="ce4" table:number-columns-repeated="14"/>
          <table:table-cell table:style-name="ce2"/>
          <table:table-cell table:number-columns-repeated="1008"/>
        </table:table-row>
        <table:table-row table:style-name="ro4">
          <table:table-cell table:style-name="ce2"/>
          <table:table-cell table:style-name="ce7" office:value-type="string" calcext:value-type="string" table:number-columns-spanned="2" table:number-rows-spanned="2">
            <text:p>Name:</text:p>
          </table:table-cell>
          <table:covered-table-cell table:style-name="ce7"/>
          <table:table-cell table:style-name="ce27" table:content-validation-name="val1" office:value-type="string" calcext:value-type="string" table:number-columns-spanned="3" table:number-rows-spanned="2">
            <text:p>Kyra Pritzel-Hentley</text:p>
          </table:table-cell>
          <table:covered-table-cell table:number-columns-repeated="2" table:style-name="ce37"/>
          <table:table-cell table:style-name="ce4" table:number-columns-repeated="5"/>
          <table:table-cell table:style-name="ce70" office:value-type="string" calcext:value-type="string" table:number-columns-spanned="3" table:number-rows-spanned="1">
            <text:p>Stunden</text:p>
          </table:table-cell>
          <table:covered-table-cell table:number-columns-repeated="2" table:style-name="ce4"/>
          <table:table-cell table:style-name="ce4"/>
          <table:table-cell table:style-name="ce2"/>
          <table:table-cell table:number-columns-repeated="1008"/>
        </table:table-row>
        <table:table-row table:style-name="ro4">
          <table:table-cell table:style-name="ce3"/>
          <table:covered-table-cell table:style-name="ce8"/>
          <table:covered-table-cell table:style-name="ce20"/>
          <table:covered-table-cell table:style-name="ce28" table:content-validation-name="val2"/>
          <table:covered-table-cell table:number-columns-repeated="2" table:style-name="ce38"/>
          <table:table-cell table:style-name="ce44" table:number-columns-repeated="2"/>
          <table:table-cell table:style-name="ce53" office:value-type="string" calcext:value-type="string" table:number-columns-spanned="1" table:number-rows-spanned="12">
            <text:p>Einteilung der Arbeitszeit</text:p>
          </table:table-cell>
          <table:table-cell table:style-name="ce56" table:number-columns-repeated="2"/>
          <table:table-cell table:style-name="ce71" office:value-type="string" calcext:value-type="string">
            <text:p>5-Tage-Woche</text:p>
          </table:table-cell>
          <table:table-cell table:style-name="ce77"/>
          <table:table-cell table:style-name="ce71" office:value-type="string" calcext:value-type="string">
            <text:p>Individuell</text:p>
          </table:table-cell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2"/>
          <table:table-cell table:style-name="ce9" table:number-columns-repeated="2"/>
          <table:table-cell table:style-name="ce29" table:number-columns-repeated="3"/>
          <table:table-cell table:style-name="ce4" table:number-columns-repeated="2"/>
          <table:covered-table-cell table:style-name="ce4"/>
          <table:table-cell table:style-name="ce4"/>
          <table:table-cell table:style-name="ce45"/>
          <table:table-cell table:style-name="ce4" table:number-columns-repeated="4"/>
          <table:table-cell table:style-name="ce2"/>
          <table:table-cell table:number-columns-repeated="1008"/>
        </table:table-row>
        <table:table-row table:style-name="ro6">
          <table:table-cell table:style-name="ce3"/>
          <table:table-cell table:style-name="ce10" office:value-type="string" calcext:value-type="string" table:number-columns-spanned="2" table:number-rows-spanned="1">
            <text:p>Bereich:</text:p>
          </table:table-cell>
          <table:covered-table-cell table:style-name="ce21"/>
          <table:table-cell table:style-name="ce30" table:content-validation-name="val3" office:value-type="string" calcext:value-type="string" table:number-columns-spanned="3" table:number-rows-spanned="1">
            <text:p>Technische Fakultät</text:p>
          </table:table-cell>
          <table:covered-table-cell table:number-columns-repeated="2" table:style-name="ce39"/>
          <table:table-cell table:style-name="ce44" table:number-columns-repeated="2"/>
          <table:covered-table-cell table:style-name="ce4"/>
          <table:table-cell table:style-name="ce44"/>
          <table:table-cell table:style-name="ce61" office:value-type="string" calcext:value-type="string">
            <text:p>Mon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1"/>
          <table:table-cell table:style-name="ce11" table:number-columns-repeated="2"/>
          <table:table-cell table:style-name="ce31" table:number-columns-repeated="3"/>
          <table:table-cell table:style-name="ce45" table:number-columns-repeated="2"/>
          <table:covered-table-cell table:style-name="ce4"/>
          <table:table-cell table:style-name="ce45"/>
          <table:table-cell table:style-name="ce62"/>
          <table:table-cell table:style-name="ce73"/>
          <table:table-cell table:style-name="ce79"/>
          <table:table-cell table:style-name="ce73"/>
          <table:table-cell table:style-name="ce45"/>
          <table:table-cell table:style-name="ce2"/>
          <table:table-cell table:style-name="ce99" table:number-columns-repeated="1007"/>
          <table:table-cell/>
        </table:table-row>
        <table:table-row table:style-name="ro6">
          <table:table-cell table:style-name="ce3"/>
          <table:table-cell table:style-name="ce10" office:value-type="string" calcext:value-type="string" table:number-columns-spanned="2" table:number-rows-spanned="1">
            <text:p>Beschäftigt als:</text:p>
          </table:table-cell>
          <table:covered-table-cell table:style-name="ce21"/>
          <table:table-cell table:style-name="ce30" office:value-type="string" calcext:value-type="string" table:number-columns-spanned="3" table:number-rows-spanned="1">
            <text:p>Studentische Hilfskraft</text:p>
          </table:table-cell>
          <table:covered-table-cell table:number-columns-repeated="2" table:style-name="ce39"/>
          <table:table-cell table:style-name="ce44" table:number-columns-repeated="2"/>
          <table:covered-table-cell table:style-name="ce4"/>
          <table:table-cell table:style-name="ce44"/>
          <table:table-cell table:style-name="ce61" office:value-type="string" calcext:value-type="string">
            <text:p>Diens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4"/>
          <table:table-cell table:style-name="ce3"/>
          <table:table-cell table:style-name="ce98" table:number-columns-repeated="1007"/>
          <table:table-cell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6">
          <table:table-cell table:style-name="ce2"/>
          <table:table-cell table:style-name="ce9" table:number-columns-repeated="2"/>
          <table:table-cell table:style-name="ce4" table:number-columns-repeated="5"/>
          <table:covered-table-cell/>
          <table:table-cell table:style-name="ce4"/>
          <table:table-cell table:style-name="ce61" office:value-type="string" calcext:value-type="string">
            <text:p>Mittwoch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6">
          <table:table-cell table:style-name="ce2"/>
          <table:table-cell table:style-name="ce12" office:value-type="string" calcext:value-type="string">
            <text:p>Monat:</text:p>
          </table:table-cell>
          <table:table-cell table:style-name="ce21"/>
          <table:table-cell table:style-name="ce32" table:content-validation-name="val4" office:value-type="string" calcext:value-type="string">
            <text:p>Juli</text:p>
          </table:table-cell>
          <table:table-cell table:style-name="ce4" table:number-columns-repeated="2"/>
          <table:table-cell table:style-name="ce46"/>
          <table:table-cell table:style-name="ce4"/>
          <table:covered-table-cell/>
          <table:table-cell table:style-name="ce4"/>
          <table:table-cell table:style-name="ce61" office:value-type="string" calcext:value-type="string">
            <text:p>Donnerstag</text:p>
          </table:table-cell>
          <table:table-cell table:style-name="ce72" table:formula="of:=TIME(QUOTIENT([.$D$15];5);MOD([.$D$15];5)*60/5;0)" office:value-type="time" office:time-value="PT02H00M00S" calcext:value-type="time">
            <text:p>02:00</text:p>
          </table:table-cell>
          <table:table-cell table:style-name="ce78"/>
          <table:table-cell table:style-name="ce86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5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4"/>
          <table:table-cell table:style-name="ce63"/>
          <table:table-cell table:style-name="ce74"/>
          <table:table-cell table:style-name="ce78"/>
          <table:table-cell table:style-name="ce74"/>
          <table:table-cell table:style-name="ce4"/>
          <table:table-cell table:style-name="ce2"/>
          <table:table-cell table:number-columns-repeated="1008"/>
        </table:table-row>
        <table:table-row table:style-name="ro7">
          <table:table-cell table:style-name="ce2"/>
          <table:table-cell table:style-name="ce9" office:value-type="string" calcext:value-type="string">
            <text:p>Wöchentliche Arbeitszeit:</text:p>
          </table:table-cell>
          <table:table-cell table:style-name="ce9"/>
          <table:table-cell table:style-name="ce33" table:content-validation-name="val5" office:value-type="float" office:value="10" calcext:value-type="float">
            <text:p>10</text:p>
          </table:table-cell>
          <table:table-cell table:style-name="ce4" table:number-columns-repeated="4"/>
          <table:covered-table-cell table:style-name="ce4"/>
          <table:table-cell table:style-name="ce57"/>
          <table:table-cell table:style-name="ce64" office:value-type="string" calcext:value-type="string">
            <text:p>Freitag</text:p>
          </table:table-cell>
          <table:table-cell table:style-name="ce75" table:formula="of:=TIME(QUOTIENT([.$D$15];5);MOD([.$D$15];5)*60/5;0)" office:value-type="time" office:time-value="PT02H00M00S" calcext:value-type="time">
            <text:p>02:00</text:p>
          </table:table-cell>
          <table:table-cell table:style-name="ce80"/>
          <table:table-cell table:style-name="ce87" table:content-validation-name="val12"/>
          <table:table-cell table:style-name="ce4"/>
          <table:table-cell table:style-name="ce2"/>
          <table:table-cell table:number-columns-repeated="1008"/>
        </table:table-row>
        <table:table-row table:style-name="ro8">
          <table:table-cell table:style-name="ce2"/>
          <table:table-cell table:style-name="ce9" table:number-columns-repeated="2"/>
          <table:table-cell table:style-name="ce4" table:number-columns-repeated="5"/>
          <table:covered-table-cell table:style-name="ce4"/>
          <table:table-cell table:style-name="ce57"/>
          <table:table-cell table:style-name="ce57" office:value-type="string" calcext:value-type="string">
            <text:p>Gesamt</text:p>
          </table:table-cell>
          <table:table-cell table:style-name="ce76" table:formula="of:=[.L7]+[.L9]+[.L11]+[.L13]+[.L15]" office:value-type="time" office:time-value="PT10H00M00S" calcext:value-type="time">
            <text:p>10:00</text:p>
          </table:table-cell>
          <table:table-cell table:style-name="ce81"/>
          <table:table-cell table:style-name="ce76" table:formula="of:=[.N7]+[.N9]+[.N11]+[.N13]+[.N15]" office:value-type="time" office:time-value="PT00H00M00S" calcext:value-type="time">
            <text:p>00:00</text:p>
          </table:table-cell>
          <table:table-cell table:style-name="ce4"/>
          <table:table-cell table:style-name="ce2"/>
          <table:table-cell table:number-columns-repeated="1008"/>
        </table:table-row>
        <table:table-row table:style-name="ro1">
          <table:table-cell table:style-name="ce4"/>
          <table:table-cell table:style-name="ce9" office:value-type="string" calcext:value-type="string">
            <text:p>Stunden aus Vormonat:</text:p>
          </table:table-cell>
          <table:table-cell table:style-name="ce9"/>
          <table:table-cell table:style-name="ce34" table:content-validation-name="val6" office:value-type="time" office:time-value="PT00H00M00S" calcext:value-type="time">
            <text:p>00:00</text:p>
          </table:table-cell>
          <table:table-cell table:style-name="ce4"/>
          <table:table-cell table:style-name="ce40" table:number-columns-repeated="2"/>
          <table:table-cell table:style-name="ce4" table:number-columns-repeated="9"/>
          <table:table-cell table:number-columns-repeated="1008"/>
        </table:table-row>
        <table:table-row table:style-name="ro9">
          <table:table-cell table:style-name="ce4" table:number-columns-repeated="16"/>
          <table:table-cell table:style-name="ce97" table:number-columns-repeated="1008"/>
        </table:table-row>
        <table:table-row table:style-name="ro6">
          <table:table-cell table:style-name="ce2"/>
          <table:table-cell table:style-name="ce13" office:value-type="string" calcext:value-type="string">
            <text:p>Tag</text:p>
          </table:table-cell>
          <table:table-cell table:style-name="ce22"/>
          <table:table-cell table:style-name="ce22" office:value-type="string" calcext:value-type="string">
            <text:p>Art</text:p>
          </table:table-cell>
          <table:table-cell table:style-name="ce22"/>
          <table:table-cell table:style-name="ce41" office:value-type="string" calcext:value-type="string">
            <text:p>Beginn</text:p>
          </table:table-cell>
          <table:table-cell table:style-name="ce47" office:value-type="string" calcext:value-type="string">
            <text:p>Ende</text:p>
          </table:table-cell>
          <table:table-cell table:style-name="ce47"/>
          <table:table-cell table:style-name="ce47" office:value-type="string" calcext:value-type="string">
            <text:p>Pause</text:p>
          </table:table-cell>
          <table:table-cell table:style-name="ce58"/>
          <table:table-cell table:style-name="ce22" office:value-type="string" calcext:value-type="string">
            <text:p>Soll</text:p>
          </table:table-cell>
          <table:table-cell table:style-name="ce22" office:value-type="string" calcext:value-type="string">
            <text:p>Ist</text:p>
          </table:table-cell>
          <table:table-cell table:style-name="ce82"/>
          <table:table-cell table:style-name="ce22" office:value-type="string" calcext:value-type="string">
            <text:p>+/-</text:p>
          </table:table-cell>
          <table:table-cell table:style-name="ce22" office:value-type="string" calcext:value-type="string">
            <text:p>Flex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4" table:formula="of:=DATE([.O2];IF([.D13]=&quot;Januar&quot;;1;IF([.D13]=&quot;Februar&quot;;2;IF([.D13]=&quot;März&quot;;3;IF([.D13]=&quot;April&quot;;4;IF([.D13]=&quot;Mai&quot;;5;IF([.D13]=&quot;Juni&quot;;6;IF([.D13]=&quot;Juli&quot;;7;IF([.D13]=&quot;August&quot;;8;IF([.D13]=&quot;September&quot;;9;IF([.D13]=&quot;Oktober&quot;;10;IF([.D13]=&quot;November&quot;;11;IF([.D13]=&quot;Dezember&quot;;12;1))))))))))));1)" office:value-type="date" office:date-value="2018-07-01" calcext:value-type="date">
            <text:p>So, 1. Jul.</text:p>
          </table:table-cell>
          <table:table-cell table:style-name="ce23"/>
          <table:table-cell table:style-name="ce35" table:content-validation-name="val7" office:value-type="string" calcext:value-type="string">
            <text:p>Wochenende</text:p>
          </table:table-cell>
          <table:table-cell table:style-name="ce23"/>
          <table:table-cell table:style-name="ce42" table:content-validation-name="val9"/>
          <table:table-cell table:style-name="ce48" table:content-validation-name="val10"/>
          <table:table-cell table:style-name="ce50"/>
          <table:table-cell table:style-name="ce54" table:content-validation-name="val11"/>
          <table:table-cell table:style-name="ce59"/>
          <table:table-cell table:style-name="ce65" table:formula="of:=IF(WEEKDAY([.B20])=2;IF([.$N$7]&lt;&gt;&quot;&quot;;[.$N$7];[.$L$7]);IF(WEEKDAY([.B20])=3;IF([.$N$9]&lt;&gt;&quot;&quot;;[.$N$9];[.$L$9]);IF(WEEKDAY([.B20])=4;IF([.$N$11]&lt;&gt;&quot;&quot;;[.$N$11];[.$L$11]);IF(WEEKDAY([.B20])=5;IF([.$N$13]&lt;&gt;&quot;&quot;;[.$N$13];[.$L$13]);IF(WEEKDAY([.B20])=6;IF([.$N$15]&lt;&gt;&quot;&quot;;[.$N$15];[.$L$15]);0)))))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0]=&quot;Normal&quot;;WEEKDAY([.B20]) &gt; 1; WEEKDAY([.B20]) &lt; 7);[.G20]-[.F20]-[.I20];IF(AND(OR([.D20]=&quot;Feiertag&quot;;[.D20]=&quot;Urlaub&quot;;[.D20]=&quot;krank&quot;);WEEKDAY([.B20]) &gt; 1; WEEKDAY([.B20]) &lt; 7);TIME(QUOTIENT([.$D$15];5);MOD([.$D$15];5)*60/5;0);0))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83"/>
          <table:table-cell table:style-name="ce88" table:formula="of:=[.L20]-[.K20]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92" table:formula="of:=[.D17]+[.N20]+ORG.OPENOFFICE.STYLE(IF(OR(WEEKDAY([.B20]) = 1;WEEKDAY([.B20]) = 7);&quot;grauer Text&quot;; &quot;&quot;))" office:value-type="time" office:time-value="PT00H00M00S" calcext:value-type="time">
            <text:p>0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0]+1" office:value-type="date" office:date-value="2018-07-02" calcext:value-type="date">
            <text:p>Mo, 2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6" table:formula="of:=IF(WEEKDAY([.B21])=2;IF([.$N$7]&lt;&gt;&quot;&quot;;[.$N$7];[.$L$7]);IF(WEEKDAY([.B21])=3;IF([.$N$9]&lt;&gt;&quot;&quot;;[.$N$9];[.$L$9]);IF(WEEKDAY([.B21])=4;IF([.$N$11]&lt;&gt;&quot;&quot;;[.$N$11];[.$L$11]);IF(WEEKDAY([.B21])=5;IF([.$N$13]&lt;&gt;&quot;&quot;;[.$N$13];[.$L$13]);IF(WEEKDAY([.B21])=6;IF([.$N$15]&lt;&gt;&quot;&quot;;[.$N$15];[.$L$15]);0)))))+ORG.OPENOFFICE.STYLE(IF(OR(WEEKDAY([.B21]) = 1;WEEKDAY([.B21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1]=&quot;Normal&quot;;WEEKDAY([.B21]) &gt; 1; WEEKDAY([.B21]) &lt; 7);[.G21]-[.F21]-[.I21];IF(AND(OR([.D21]=&quot;Feiertag&quot;;[.D21]=&quot;Urlaub&quot;;[.D21]=&quot;krank&quot;);WEEKDAY([.B21]) &gt; 1; WEEKDAY([.B21]) &lt; 7);TIME(QUOTIENT([.$D$15];5);MOD([.$D$15];5)*60/5;0);0))+ORG.OPENOFFICE.STYLE(IF(OR(WEEKDAY([.B21]) = 1;WEEKDAY([.B2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1]-[.K21]+ORG.OPENOFFICE.STYLE(IF(OR(WEEKDAY([.B21]) = 1;WEEKDAY([.B21]) = 7);&quot;grauer Text&quot;; &quot;&quot;))" office:value-type="time" office:time-value="-PT02H00M00S" calcext:value-type="time">
            <text:p>-02:00</text:p>
          </table:table-cell>
          <table:table-cell table:style-name="ce93" table:formula="of:=[.O20]+[.N21]+ORG.OPENOFFICE.STYLE(IF(OR(WEEKDAY([.B21]) = 1;WEEKDAY([.B21]) = 7);&quot;grauer Text&quot;; &quot;&quot;))" office:value-type="time" office:time-value="-PT02H00M00S" calcext:value-type="time">
            <text:p>-0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1]+1" office:value-type="date" office:date-value="2018-07-03" calcext:value-type="date">
            <text:p>Di, 3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2])=2;IF([.$N$7]&lt;&gt;&quot;&quot;;[.$N$7];[.$L$7]);IF(WEEKDAY([.B22])=3;IF([.$N$9]&lt;&gt;&quot;&quot;;[.$N$9];[.$L$9]);IF(WEEKDAY([.B22])=4;IF([.$N$11]&lt;&gt;&quot;&quot;;[.$N$11];[.$L$11]);IF(WEEKDAY([.B22])=5;IF([.$N$13]&lt;&gt;&quot;&quot;;[.$N$13];[.$L$13]);IF(WEEKDAY([.B22])=6;IF([.$N$15]&lt;&gt;&quot;&quot;;[.$N$15];[.$L$15]);0)))))+ORG.OPENOFFICE.STYLE(IF(OR(WEEKDAY([.B22]) = 1;WEEKDAY([.B2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2]=&quot;Normal&quot;;WEEKDAY([.B22]) &gt; 1; WEEKDAY([.B22]) &lt; 7);[.G22]-[.F22]-[.I22];IF(AND(OR([.D22]=&quot;Feiertag&quot;;[.D22]=&quot;Urlaub&quot;;[.D22]=&quot;krank&quot;);WEEKDAY([.B22]) &gt; 1; WEEKDAY([.B22]) &lt; 7);TIME(QUOTIENT([.$D$15];5);MOD([.$D$15];5)*60/5;0);0))+ORG.OPENOFFICE.STYLE(IF(OR(WEEKDAY([.B22]) = 1;WEEKDAY([.B2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2]-[.K22]+ORG.OPENOFFICE.STYLE(IF(OR(WEEKDAY([.B22]) = 1;WEEKDAY([.B22]) = 7);&quot;grauer Text&quot;; &quot;&quot;))" office:value-type="time" office:time-value="-PT02H00M00S" calcext:value-type="time">
            <text:p>-02:00</text:p>
          </table:table-cell>
          <table:table-cell table:style-name="ce93" table:formula="of:=[.O21]+[.N22]+ORG.OPENOFFICE.STYLE(IF(OR(WEEKDAY([.B22]) = 1;WEEKDAY([.B22]) = 7);&quot;grauer Text&quot;; &quot;&quot;))" office:value-type="time" office:time-value="-PT04H00M00S" calcext:value-type="time">
            <text:p>-04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2]+1" office:value-type="date" office:date-value="2018-07-04" calcext:value-type="date">
            <text:p>Mi, 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3])=2;IF([.$N$7]&lt;&gt;&quot;&quot;;[.$N$7];[.$L$7]);IF(WEEKDAY([.B23])=3;IF([.$N$9]&lt;&gt;&quot;&quot;;[.$N$9];[.$L$9]);IF(WEEKDAY([.B23])=4;IF([.$N$11]&lt;&gt;&quot;&quot;;[.$N$11];[.$L$11]);IF(WEEKDAY([.B23])=5;IF([.$N$13]&lt;&gt;&quot;&quot;;[.$N$13];[.$L$13]);IF(WEEKDAY([.B23])=6;IF([.$N$15]&lt;&gt;&quot;&quot;;[.$N$15];[.$L$15]);0)))))+ORG.OPENOFFICE.STYLE(IF(OR(WEEKDAY([.B23]) = 1;WEEKDAY([.B23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3]=&quot;Normal&quot;;WEEKDAY([.B23]) &gt; 1; WEEKDAY([.B23]) &lt; 7);[.G23]-[.F23]-[.I23];IF(AND(OR([.D23]=&quot;Feiertag&quot;;[.D23]=&quot;Urlaub&quot;;[.D23]=&quot;krank&quot;);WEEKDAY([.B23]) &gt; 1; WEEKDAY([.B23]) &lt; 7);TIME(QUOTIENT([.$D$15];5);MOD([.$D$15];5)*60/5;0);0))+ORG.OPENOFFICE.STYLE(IF(OR(WEEKDAY([.B23]) = 1;WEEKDAY([.B23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3]-[.K23]+ORG.OPENOFFICE.STYLE(IF(OR(WEEKDAY([.B23]) = 1;WEEKDAY([.B23]) = 7);&quot;grauer Text&quot;; &quot;&quot;))" office:value-type="time" office:time-value="-PT02H00M00S" calcext:value-type="time">
            <text:p>-02:00</text:p>
          </table:table-cell>
          <table:table-cell table:style-name="ce93" table:formula="of:=[.O22]+[.N23]+ORG.OPENOFFICE.STYLE(IF(OR(WEEKDAY([.B23]) = 1;WEEKDAY([.B23]) = 7);&quot;grauer Text&quot;; &quot;&quot;))" office:value-type="time" office:time-value="-PT06H00M00S" calcext:value-type="time">
            <text:p>-06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3]+1" office:value-type="date" office:date-value="2018-07-05" calcext:value-type="date">
            <text:p>Do, 5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4])=2;IF([.$N$7]&lt;&gt;&quot;&quot;;[.$N$7];[.$L$7]);IF(WEEKDAY([.B24])=3;IF([.$N$9]&lt;&gt;&quot;&quot;;[.$N$9];[.$L$9]);IF(WEEKDAY([.B24])=4;IF([.$N$11]&lt;&gt;&quot;&quot;;[.$N$11];[.$L$11]);IF(WEEKDAY([.B24])=5;IF([.$N$13]&lt;&gt;&quot;&quot;;[.$N$13];[.$L$13]);IF(WEEKDAY([.B24])=6;IF([.$N$15]&lt;&gt;&quot;&quot;;[.$N$15];[.$L$15]);0)))))+ORG.OPENOFFICE.STYLE(IF(OR(WEEKDAY([.B24]) = 1;WEEKDAY([.B24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4]=&quot;Normal&quot;;WEEKDAY([.B24]) &gt; 1; WEEKDAY([.B24]) &lt; 7);[.G24]-[.F24]-[.I24];IF(AND(OR([.D24]=&quot;Feiertag&quot;;[.D24]=&quot;Urlaub&quot;;[.D24]=&quot;krank&quot;);WEEKDAY([.B24]) &gt; 1; WEEKDAY([.B24]) &lt; 7);TIME(QUOTIENT([.$D$15];5);MOD([.$D$15];5)*60/5;0);0))+ORG.OPENOFFICE.STYLE(IF(OR(WEEKDAY([.B24]) = 1;WEEKDAY([.B24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4]-[.K24]+ORG.OPENOFFICE.STYLE(IF(OR(WEEKDAY([.B24]) = 1;WEEKDAY([.B24]) = 7);&quot;grauer Text&quot;; &quot;&quot;))" office:value-type="time" office:time-value="-PT02H00M00S" calcext:value-type="time">
            <text:p>-02:00</text:p>
          </table:table-cell>
          <table:table-cell table:style-name="ce93" table:formula="of:=[.O23]+[.N24]+ORG.OPENOFFICE.STYLE(IF(OR(WEEKDAY([.B24]) = 1;WEEKDAY([.B24]) = 7);&quot;grauer Text&quot;; &quot;&quot;))" office:value-type="time" office:time-value="-PT08H00M00S" calcext:value-type="time">
            <text:p>-08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4]+1" office:value-type="date" office:date-value="2018-07-06" calcext:value-type="date">
            <text:p>Fr, 6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5])=2;IF([.$N$7]&lt;&gt;&quot;&quot;;[.$N$7];[.$L$7]);IF(WEEKDAY([.B25])=3;IF([.$N$9]&lt;&gt;&quot;&quot;;[.$N$9];[.$L$9]);IF(WEEKDAY([.B25])=4;IF([.$N$11]&lt;&gt;&quot;&quot;;[.$N$11];[.$L$11]);IF(WEEKDAY([.B25])=5;IF([.$N$13]&lt;&gt;&quot;&quot;;[.$N$13];[.$L$13]);IF(WEEKDAY([.B25])=6;IF([.$N$15]&lt;&gt;&quot;&quot;;[.$N$15];[.$L$15]);0)))))+ORG.OPENOFFICE.STYLE(IF(OR(WEEKDAY([.B25]) = 1;WEEKDAY([.B2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5]=&quot;Normal&quot;;WEEKDAY([.B25]) &gt; 1; WEEKDAY([.B25]) &lt; 7);[.G25]-[.F25]-[.I25];IF(AND(OR([.D25]=&quot;Feiertag&quot;;[.D25]=&quot;Urlaub&quot;;[.D25]=&quot;krank&quot;);WEEKDAY([.B25]) &gt; 1; WEEKDAY([.B25]) &lt; 7);TIME(QUOTIENT([.$D$15];5);MOD([.$D$15];5)*60/5;0);0))+ORG.OPENOFFICE.STYLE(IF(OR(WEEKDAY([.B25]) = 1;WEEKDAY([.B25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5]-[.K25]+ORG.OPENOFFICE.STYLE(IF(OR(WEEKDAY([.B25]) = 1;WEEKDAY([.B25]) = 7);&quot;grauer Text&quot;; &quot;&quot;))" office:value-type="time" office:time-value="-PT02H00M00S" calcext:value-type="time">
            <text:p>-02:00</text:p>
          </table:table-cell>
          <table:table-cell table:style-name="ce93" table:formula="of:=[.O24]+[.N25]+ORG.OPENOFFICE.STYLE(IF(OR(WEEKDAY([.B25]) = 1;WEEKDAY([.B25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5]+1" office:value-type="date" office:date-value="2018-07-07" calcext:value-type="date">
            <text:p>Sa, 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26])=2;IF([.$N$7]&lt;&gt;&quot;&quot;;[.$N$7];[.$L$7]);IF(WEEKDAY([.B26])=3;IF([.$N$9]&lt;&gt;&quot;&quot;;[.$N$9];[.$L$9]);IF(WEEKDAY([.B26])=4;IF([.$N$11]&lt;&gt;&quot;&quot;;[.$N$11];[.$L$11]);IF(WEEKDAY([.B26])=5;IF([.$N$13]&lt;&gt;&quot;&quot;;[.$N$13];[.$L$13]);IF(WEEKDAY([.B26])=6;IF([.$N$15]&lt;&gt;&quot;&quot;;[.$N$15];[.$L$15]);0)))))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6]=&quot;Normal&quot;;WEEKDAY([.B26]) &gt; 1; WEEKDAY([.B26]) &lt; 7);[.G26]-[.F26]-[.I26];IF(AND(OR([.D26]=&quot;Feiertag&quot;;[.D26]=&quot;Urlaub&quot;;[.D26]=&quot;krank&quot;);WEEKDAY([.B26]) &gt; 1; WEEKDAY([.B26]) &lt; 7);TIME(QUOTIENT([.$D$15];5);MOD([.$D$15];5)*60/5;0);0))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26]-[.K26]+ORG.OPENOFFICE.STYLE(IF(OR(WEEKDAY([.B26]) = 1;WEEKDAY([.B26]) = 7);&quot;grauer Text&quot;; &quot;&quot;))" office:value-type="time" office:time-value="PT00H00M00S" calcext:value-type="time">
            <text:p>00:00</text:p>
          </table:table-cell>
          <table:table-cell table:style-name="ce94" table:formula="of:=[.O25]+[.N26]+ORG.OPENOFFICE.STYLE(IF(OR(WEEKDAY([.B26]) = 1;WEEKDAY([.B26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6]+1" office:value-type="date" office:date-value="2018-07-08" calcext:value-type="date">
            <text:p>So, 8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5" table:formula="of:=IF(WEEKDAY([.B27])=2;IF([.$N$7]&lt;&gt;&quot;&quot;;[.$N$7];[.$L$7]);IF(WEEKDAY([.B27])=3;IF([.$N$9]&lt;&gt;&quot;&quot;;[.$N$9];[.$L$9]);IF(WEEKDAY([.B27])=4;IF([.$N$11]&lt;&gt;&quot;&quot;;[.$N$11];[.$L$11]);IF(WEEKDAY([.B27])=5;IF([.$N$13]&lt;&gt;&quot;&quot;;[.$N$13];[.$L$13]);IF(WEEKDAY([.B27])=6;IF([.$N$15]&lt;&gt;&quot;&quot;;[.$N$15];[.$L$15]);0)))))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65" table:formula="of:=IF(AND([.D27]=&quot;Normal&quot;;WEEKDAY([.B27]) &gt; 1; WEEKDAY([.B27]) &lt; 7);[.G27]-[.F27]-[.I27];IF(AND(OR([.D27]=&quot;Feiertag&quot;;[.D27]=&quot;Urlaub&quot;;[.D27]=&quot;krank&quot;);WEEKDAY([.B27]) &gt; 1; WEEKDAY([.B27]) &lt; 7);TIME(QUOTIENT([.$D$15];5);MOD([.$D$15];5)*60/5;0);0))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27]-[.K27]+ORG.OPENOFFICE.STYLE(IF(OR(WEEKDAY([.B27]) = 1;WEEKDAY([.B27]) = 7);&quot;grauer Text&quot;; &quot;&quot;))" office:value-type="time" office:time-value="PT00H00M00S" calcext:value-type="time">
            <text:p>00:00</text:p>
          </table:table-cell>
          <table:table-cell table:style-name="ce94" table:formula="of:=[.O26]+[.N27]+ORG.OPENOFFICE.STYLE(IF(OR(WEEKDAY([.B27]) = 1;WEEKDAY([.B27]) = 7);&quot;grauer Text&quot;; &quot;&quot;))" office:value-type="time" office:time-value="-PT10H00M00S" calcext:value-type="time">
            <text:p>-1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7]+1" office:value-type="date" office:date-value="2018-07-09" calcext:value-type="date">
            <text:p>Mo, 9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6" table:formula="of:=IF(WEEKDAY([.B28])=2;IF([.$N$7]&lt;&gt;&quot;&quot;;[.$N$7];[.$L$7]);IF(WEEKDAY([.B28])=3;IF([.$N$9]&lt;&gt;&quot;&quot;;[.$N$9];[.$L$9]);IF(WEEKDAY([.B28])=4;IF([.$N$11]&lt;&gt;&quot;&quot;;[.$N$11];[.$L$11]);IF(WEEKDAY([.B28])=5;IF([.$N$13]&lt;&gt;&quot;&quot;;[.$N$13];[.$L$13]);IF(WEEKDAY([.B28])=6;IF([.$N$15]&lt;&gt;&quot;&quot;;[.$N$15];[.$L$15]);0)))))+ORG.OPENOFFICE.STYLE(IF(OR(WEEKDAY([.B28]) = 1;WEEKDAY([.B28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8]=&quot;Normal&quot;;WEEKDAY([.B28]) &gt; 1; WEEKDAY([.B28]) &lt; 7);[.G28]-[.F28]-[.I28];IF(AND(OR([.D28]=&quot;Feiertag&quot;;[.D28]=&quot;Urlaub&quot;;[.D28]=&quot;krank&quot;);WEEKDAY([.B28]) &gt; 1; WEEKDAY([.B28]) &lt; 7);TIME(QUOTIENT([.$D$15];5);MOD([.$D$15];5)*60/5;0);0))+ORG.OPENOFFICE.STYLE(IF(OR(WEEKDAY([.B28]) = 1;WEEKDAY([.B28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8]-[.K28]+ORG.OPENOFFICE.STYLE(IF(OR(WEEKDAY([.B28]) = 1;WEEKDAY([.B28]) = 7);&quot;grauer Text&quot;; &quot;&quot;))" office:value-type="time" office:time-value="-PT02H00M00S" calcext:value-type="time">
            <text:p>-02:00</text:p>
          </table:table-cell>
          <table:table-cell table:style-name="ce93" table:formula="of:=[.O27]+[.N28]+ORG.OPENOFFICE.STYLE(IF(OR(WEEKDAY([.B28]) = 1;WEEKDAY([.B28]) = 7);&quot;grauer Text&quot;; &quot;&quot;))" office:value-type="time" office:time-value="-PT12H00M00S" calcext:value-type="time">
            <text:p>-1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8]+1" office:value-type="date" office:date-value="2018-07-10" calcext:value-type="date">
            <text:p>Di, 10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29])=2;IF([.$N$7]&lt;&gt;&quot;&quot;;[.$N$7];[.$L$7]);IF(WEEKDAY([.B29])=3;IF([.$N$9]&lt;&gt;&quot;&quot;;[.$N$9];[.$L$9]);IF(WEEKDAY([.B29])=4;IF([.$N$11]&lt;&gt;&quot;&quot;;[.$N$11];[.$L$11]);IF(WEEKDAY([.B29])=5;IF([.$N$13]&lt;&gt;&quot;&quot;;[.$N$13];[.$L$13]);IF(WEEKDAY([.B29])=6;IF([.$N$15]&lt;&gt;&quot;&quot;;[.$N$15];[.$L$15]);0)))))+ORG.OPENOFFICE.STYLE(IF(OR(WEEKDAY([.B29]) = 1;WEEKDAY([.B29]) = 7);&quot;grauer Text&quot;; &quot;&quot;))" office:value-type="time" office:time-value="PT02H00M00S" calcext:value-type="time">
            <text:p>02:00</text:p>
          </table:table-cell>
          <table:table-cell table:style-name="ce66" table:formula="of:=IF(AND([.D29]=&quot;Normal&quot;;WEEKDAY([.B29]) &gt; 1; WEEKDAY([.B29]) &lt; 7);[.G29]-[.F29]-[.I29];IF(AND(OR([.D29]=&quot;Feiertag&quot;;[.D29]=&quot;Urlaub&quot;;[.D29]=&quot;krank&quot;);WEEKDAY([.B29]) &gt; 1; WEEKDAY([.B29]) &lt; 7);TIME(QUOTIENT([.$D$15];5);MOD([.$D$15];5)*60/5;0);0))+ORG.OPENOFFICE.STYLE(IF(OR(WEEKDAY([.B29]) = 1;WEEKDAY([.B29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29]-[.K29]+ORG.OPENOFFICE.STYLE(IF(OR(WEEKDAY([.B29]) = 1;WEEKDAY([.B29]) = 7);&quot;grauer Text&quot;; &quot;&quot;))" office:value-type="time" office:time-value="-PT02H00M00S" calcext:value-type="time">
            <text:p>-02:00</text:p>
          </table:table-cell>
          <table:table-cell table:style-name="ce93" table:formula="of:=[.O28]+[.N29]+ORG.OPENOFFICE.STYLE(IF(OR(WEEKDAY([.B29]) = 1;WEEKDAY([.B29]) = 7);&quot;grauer Text&quot;; &quot;&quot;))" office:value-type="time" office:time-value="-PT14H00M00S" calcext:value-type="time">
            <text:p>-14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29]+1" office:value-type="date" office:date-value="2018-07-11" calcext:value-type="date">
            <text:p>Mi, 1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0])=2;IF([.$N$7]&lt;&gt;&quot;&quot;;[.$N$7];[.$L$7]);IF(WEEKDAY([.B30])=3;IF([.$N$9]&lt;&gt;&quot;&quot;;[.$N$9];[.$L$9]);IF(WEEKDAY([.B30])=4;IF([.$N$11]&lt;&gt;&quot;&quot;;[.$N$11];[.$L$11]);IF(WEEKDAY([.B30])=5;IF([.$N$13]&lt;&gt;&quot;&quot;;[.$N$13];[.$L$13]);IF(WEEKDAY([.B30])=6;IF([.$N$15]&lt;&gt;&quot;&quot;;[.$N$15];[.$L$15]);0)))))+ORG.OPENOFFICE.STYLE(IF(OR(WEEKDAY([.B30]) = 1;WEEKDAY([.B30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0]=&quot;Normal&quot;;WEEKDAY([.B30]) &gt; 1; WEEKDAY([.B30]) &lt; 7);[.G30]-[.F30]-[.I30];IF(AND(OR([.D30]=&quot;Feiertag&quot;;[.D30]=&quot;Urlaub&quot;;[.D30]=&quot;krank&quot;);WEEKDAY([.B30]) &gt; 1; WEEKDAY([.B30]) &lt; 7);TIME(QUOTIENT([.$D$15];5);MOD([.$D$15];5)*60/5;0);0))+ORG.OPENOFFICE.STYLE(IF(OR(WEEKDAY([.B30]) = 1;WEEKDAY([.B30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0]-[.K30]+ORG.OPENOFFICE.STYLE(IF(OR(WEEKDAY([.B30]) = 1;WEEKDAY([.B30]) = 7);&quot;grauer Text&quot;; &quot;&quot;))" office:value-type="time" office:time-value="-PT02H00M00S" calcext:value-type="time">
            <text:p>-02:00</text:p>
          </table:table-cell>
          <table:table-cell table:style-name="ce93" table:formula="of:=[.O29]+[.N30]+ORG.OPENOFFICE.STYLE(IF(OR(WEEKDAY([.B30]) = 1;WEEKDAY([.B30]) = 7);&quot;grauer Text&quot;; &quot;&quot;))" office:value-type="time" office:time-value="-PT16H00M00S" calcext:value-type="time">
            <text:p>-16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0]+1" office:value-type="date" office:date-value="2018-07-12" calcext:value-type="date">
            <text:p>Do, 12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1])=2;IF([.$N$7]&lt;&gt;&quot;&quot;;[.$N$7];[.$L$7]);IF(WEEKDAY([.B31])=3;IF([.$N$9]&lt;&gt;&quot;&quot;;[.$N$9];[.$L$9]);IF(WEEKDAY([.B31])=4;IF([.$N$11]&lt;&gt;&quot;&quot;;[.$N$11];[.$L$11]);IF(WEEKDAY([.B31])=5;IF([.$N$13]&lt;&gt;&quot;&quot;;[.$N$13];[.$L$13]);IF(WEEKDAY([.B31])=6;IF([.$N$15]&lt;&gt;&quot;&quot;;[.$N$15];[.$L$15]);0)))))+ORG.OPENOFFICE.STYLE(IF(OR(WEEKDAY([.B31]) = 1;WEEKDAY([.B31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1]=&quot;Normal&quot;;WEEKDAY([.B31]) &gt; 1; WEEKDAY([.B31]) &lt; 7);[.G31]-[.F31]-[.I31];IF(AND(OR([.D31]=&quot;Feiertag&quot;;[.D31]=&quot;Urlaub&quot;;[.D31]=&quot;krank&quot;);WEEKDAY([.B31]) &gt; 1; WEEKDAY([.B31]) &lt; 7);TIME(QUOTIENT([.$D$15];5);MOD([.$D$15];5)*60/5;0);0))+ORG.OPENOFFICE.STYLE(IF(OR(WEEKDAY([.B31]) = 1;WEEKDAY([.B3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1]-[.K31]+ORG.OPENOFFICE.STYLE(IF(OR(WEEKDAY([.B31]) = 1;WEEKDAY([.B31]) = 7);&quot;grauer Text&quot;; &quot;&quot;))" office:value-type="time" office:time-value="-PT02H00M00S" calcext:value-type="time">
            <text:p>-02:00</text:p>
          </table:table-cell>
          <table:table-cell table:style-name="ce93" table:formula="of:=[.O30]+[.N31]+ORG.OPENOFFICE.STYLE(IF(OR(WEEKDAY([.B31]) = 1;WEEKDAY([.B31]) = 7);&quot;grauer Text&quot;; &quot;&quot;))" office:value-type="time" office:time-value="-PT18H00M00S" calcext:value-type="time">
            <text:p>-18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1]+1" office:value-type="date" office:date-value="2018-07-13" calcext:value-type="date">
            <text:p>Fr, 13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2])=2;IF([.$N$7]&lt;&gt;&quot;&quot;;[.$N$7];[.$L$7]);IF(WEEKDAY([.B32])=3;IF([.$N$9]&lt;&gt;&quot;&quot;;[.$N$9];[.$L$9]);IF(WEEKDAY([.B32])=4;IF([.$N$11]&lt;&gt;&quot;&quot;;[.$N$11];[.$L$11]);IF(WEEKDAY([.B32])=5;IF([.$N$13]&lt;&gt;&quot;&quot;;[.$N$13];[.$L$13]);IF(WEEKDAY([.B32])=6;IF([.$N$15]&lt;&gt;&quot;&quot;;[.$N$15];[.$L$15]);0)))))+ORG.OPENOFFICE.STYLE(IF(OR(WEEKDAY([.B32]) = 1;WEEKDAY([.B3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2]=&quot;Normal&quot;;WEEKDAY([.B32]) &gt; 1; WEEKDAY([.B32]) &lt; 7);[.G32]-[.F32]-[.I32];IF(AND(OR([.D32]=&quot;Feiertag&quot;;[.D32]=&quot;Urlaub&quot;;[.D32]=&quot;krank&quot;);WEEKDAY([.B32]) &gt; 1; WEEKDAY([.B32]) &lt; 7);TIME(QUOTIENT([.$D$15];5);MOD([.$D$15];5)*60/5;0);0))+ORG.OPENOFFICE.STYLE(IF(OR(WEEKDAY([.B32]) = 1;WEEKDAY([.B3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2]-[.K32]+ORG.OPENOFFICE.STYLE(IF(OR(WEEKDAY([.B32]) = 1;WEEKDAY([.B32]) = 7);&quot;grauer Text&quot;; &quot;&quot;))" office:value-type="time" office:time-value="-PT02H00M00S" calcext:value-type="time">
            <text:p>-02:00</text:p>
          </table:table-cell>
          <table:table-cell table:style-name="ce93" table:formula="of:=[.O31]+[.N32]+ORG.OPENOFFICE.STYLE(IF(OR(WEEKDAY([.B32]) = 1;WEEKDAY([.B32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2]+1" office:value-type="date" office:date-value="2018-07-14" calcext:value-type="date">
            <text:p>Sa, 1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33])=2;IF([.$N$7]&lt;&gt;&quot;&quot;;[.$N$7];[.$L$7]);IF(WEEKDAY([.B33])=3;IF([.$N$9]&lt;&gt;&quot;&quot;;[.$N$9];[.$L$9]);IF(WEEKDAY([.B33])=4;IF([.$N$11]&lt;&gt;&quot;&quot;;[.$N$11];[.$L$11]);IF(WEEKDAY([.B33])=5;IF([.$N$13]&lt;&gt;&quot;&quot;;[.$N$13];[.$L$13]);IF(WEEKDAY([.B33])=6;IF([.$N$15]&lt;&gt;&quot;&quot;;[.$N$15];[.$L$15]);0)))))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65" table:formula="of:=IF(AND([.D33]=&quot;Normal&quot;;WEEKDAY([.B33]) &gt; 1; WEEKDAY([.B33]) &lt; 7);[.G33]-[.F33]-[.I33];IF(AND(OR([.D33]=&quot;Feiertag&quot;;[.D33]=&quot;Urlaub&quot;;[.D33]=&quot;krank&quot;);WEEKDAY([.B33]) &gt; 1; WEEKDAY([.B33]) &lt; 7);TIME(QUOTIENT([.$D$15];5);MOD([.$D$15];5)*60/5;0);0))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33]-[.K33]+ORG.OPENOFFICE.STYLE(IF(OR(WEEKDAY([.B33]) = 1;WEEKDAY([.B33]) = 7);&quot;grauer Text&quot;; &quot;&quot;))" office:value-type="time" office:time-value="PT00H00M00S" calcext:value-type="time">
            <text:p>00:00</text:p>
          </table:table-cell>
          <table:table-cell table:style-name="ce94" table:formula="of:=[.O32]+[.N33]+ORG.OPENOFFICE.STYLE(IF(OR(WEEKDAY([.B33]) = 1;WEEKDAY([.B33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3]+1" office:value-type="date" office:date-value="2018-07-15" calcext:value-type="date">
            <text:p>So, 15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5" table:formula="of:=IF(WEEKDAY([.B34])=2;IF([.$N$7]&lt;&gt;&quot;&quot;;[.$N$7];[.$L$7]);IF(WEEKDAY([.B34])=3;IF([.$N$9]&lt;&gt;&quot;&quot;;[.$N$9];[.$L$9]);IF(WEEKDAY([.B34])=4;IF([.$N$11]&lt;&gt;&quot;&quot;;[.$N$11];[.$L$11]);IF(WEEKDAY([.B34])=5;IF([.$N$13]&lt;&gt;&quot;&quot;;[.$N$13];[.$L$13]);IF(WEEKDAY([.B34])=6;IF([.$N$15]&lt;&gt;&quot;&quot;;[.$N$15];[.$L$15]);0)))))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65" table:formula="of:=IF(AND([.D34]=&quot;Normal&quot;;WEEKDAY([.B34]) &gt; 1; WEEKDAY([.B34]) &lt; 7);[.G34]-[.F34]-[.I34];IF(AND(OR([.D34]=&quot;Feiertag&quot;;[.D34]=&quot;Urlaub&quot;;[.D34]=&quot;krank&quot;);WEEKDAY([.B34]) &gt; 1; WEEKDAY([.B34]) &lt; 7);TIME(QUOTIENT([.$D$15];5);MOD([.$D$15];5)*60/5;0);0))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34]-[.K34]+ORG.OPENOFFICE.STYLE(IF(OR(WEEKDAY([.B34]) = 1;WEEKDAY([.B34]) = 7);&quot;grauer Text&quot;; &quot;&quot;))" office:value-type="time" office:time-value="PT00H00M00S" calcext:value-type="time">
            <text:p>00:00</text:p>
          </table:table-cell>
          <table:table-cell table:style-name="ce94" table:formula="of:=[.O33]+[.N34]+ORG.OPENOFFICE.STYLE(IF(OR(WEEKDAY([.B34]) = 1;WEEKDAY([.B34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4]+1" office:value-type="date" office:date-value="2018-07-16" calcext:value-type="date">
            <text:p>Mo, 16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6" table:formula="of:=IF(WEEKDAY([.B35])=2;IF([.$N$7]&lt;&gt;&quot;&quot;;[.$N$7];[.$L$7]);IF(WEEKDAY([.B35])=3;IF([.$N$9]&lt;&gt;&quot;&quot;;[.$N$9];[.$L$9]);IF(WEEKDAY([.B35])=4;IF([.$N$11]&lt;&gt;&quot;&quot;;[.$N$11];[.$L$11]);IF(WEEKDAY([.B35])=5;IF([.$N$13]&lt;&gt;&quot;&quot;;[.$N$13];[.$L$13]);IF(WEEKDAY([.B35])=6;IF([.$N$15]&lt;&gt;&quot;&quot;;[.$N$15];[.$L$15]);0)))))+ORG.OPENOFFICE.STYLE(IF(OR(WEEKDAY([.B35]) = 1;WEEKDAY([.B3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5]=&quot;Normal&quot;;WEEKDAY([.B35]) &gt; 1; WEEKDAY([.B35]) &lt; 7);[.G35]-[.F35]-[.I35];IF(AND(OR([.D35]=&quot;Feiertag&quot;;[.D35]=&quot;Urlaub&quot;;[.D35]=&quot;krank&quot;);WEEKDAY([.B35]) &gt; 1; WEEKDAY([.B35]) &lt; 7);TIME(QUOTIENT([.$D$15];5);MOD([.$D$15];5)*60/5;0);0))+ORG.OPENOFFICE.STYLE(IF(OR(WEEKDAY([.B35]) = 1;WEEKDAY([.B35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35]-[.K35]+ORG.OPENOFFICE.STYLE(IF(OR(WEEKDAY([.B35]) = 1;WEEKDAY([.B35]) = 7);&quot;grauer Text&quot;; &quot;&quot;))" office:value-type="time" office:time-value="-PT02H00M00S" calcext:value-type="time">
            <text:p>-02:00</text:p>
          </table:table-cell>
          <table:table-cell table:style-name="ce93" table:formula="of:=[.O34]+[.N35]+ORG.OPENOFFICE.STYLE(IF(OR(WEEKDAY([.B35]) = 1;WEEKDAY([.B35]) = 7);&quot;grauer Text&quot;; &quot;&quot;))" office:value-type="time" office:time-value="-PT22H00M00S" calcext:value-type="time">
            <text:p>-22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5]+1" office:value-type="date" office:date-value="2018-07-17" calcext:value-type="date">
            <text:p>Di, 1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7H00M00S" calcext:value-type="time">
            <text:p>17:0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6])=2;IF([.$N$7]&lt;&gt;&quot;&quot;;[.$N$7];[.$L$7]);IF(WEEKDAY([.B36])=3;IF([.$N$9]&lt;&gt;&quot;&quot;;[.$N$9];[.$L$9]);IF(WEEKDAY([.B36])=4;IF([.$N$11]&lt;&gt;&quot;&quot;;[.$N$11];[.$L$11]);IF(WEEKDAY([.B36])=5;IF([.$N$13]&lt;&gt;&quot;&quot;;[.$N$13];[.$L$13]);IF(WEEKDAY([.B36])=6;IF([.$N$15]&lt;&gt;&quot;&quot;;[.$N$15];[.$L$15]);0)))))+ORG.OPENOFFICE.STYLE(IF(OR(WEEKDAY([.B36]) = 1;WEEKDAY([.B36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6]=&quot;Normal&quot;;WEEKDAY([.B36]) &gt; 1; WEEKDAY([.B36]) &lt; 7);[.G36]-[.F36]-[.I36];IF(AND(OR([.D36]=&quot;Feiertag&quot;;[.D36]=&quot;Urlaub&quot;;[.D36]=&quot;krank&quot;);WEEKDAY([.B36]) &gt; 1; WEEKDAY([.B36]) &lt; 7);TIME(QUOTIENT([.$D$15];5);MOD([.$D$15];5)*60/5;0);0))+ORG.OPENOFFICE.STYLE(IF(OR(WEEKDAY([.B36]) = 1;WEEKDAY([.B36]) = 7);&quot;grauer Text&quot;; &quot;&quot;))" office:value-type="time" office:time-value="PT04H00M00S" calcext:value-type="time">
            <text:p>04:00</text:p>
          </table:table-cell>
          <table:table-cell table:style-name="ce84"/>
          <table:table-cell table:style-name="ce89" table:formula="of:=[.L36]-[.K36]+ORG.OPENOFFICE.STYLE(IF(OR(WEEKDAY([.B36]) = 1;WEEKDAY([.B36]) = 7);&quot;grauer Text&quot;; &quot;&quot;))" office:value-type="time" office:time-value="PT02H00M00S" calcext:value-type="time">
            <text:p>02:00</text:p>
          </table:table-cell>
          <table:table-cell table:style-name="ce93" table:formula="of:=[.O35]+[.N36]+ORG.OPENOFFICE.STYLE(IF(OR(WEEKDAY([.B36]) = 1;WEEKDAY([.B36]) = 7);&quot;grauer Text&quot;; &quot;&quot;))" office:value-type="time" office:time-value="-PT20H00M00S" calcext:value-type="time">
            <text:p>-20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6]+1" office:value-type="date" office:date-value="2018-07-18" calcext:value-type="date">
            <text:p>Mi, 18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30M00S" calcext:value-type="time">
            <text:p>18:3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7])=2;IF([.$N$7]&lt;&gt;&quot;&quot;;[.$N$7];[.$L$7]);IF(WEEKDAY([.B37])=3;IF([.$N$9]&lt;&gt;&quot;&quot;;[.$N$9];[.$L$9]);IF(WEEKDAY([.B37])=4;IF([.$N$11]&lt;&gt;&quot;&quot;;[.$N$11];[.$L$11]);IF(WEEKDAY([.B37])=5;IF([.$N$13]&lt;&gt;&quot;&quot;;[.$N$13];[.$L$13]);IF(WEEKDAY([.B37])=6;IF([.$N$15]&lt;&gt;&quot;&quot;;[.$N$15];[.$L$15]);0)))))+ORG.OPENOFFICE.STYLE(IF(OR(WEEKDAY([.B37]) = 1;WEEKDAY([.B37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7]=&quot;Normal&quot;;WEEKDAY([.B37]) &gt; 1; WEEKDAY([.B37]) &lt; 7);[.G37]-[.F37]-[.I37];IF(AND(OR([.D37]=&quot;Feiertag&quot;;[.D37]=&quot;Urlaub&quot;;[.D37]=&quot;krank&quot;);WEEKDAY([.B37]) &gt; 1; WEEKDAY([.B37]) &lt; 7);TIME(QUOTIENT([.$D$15];5);MOD([.$D$15];5)*60/5;0);0))+ORG.OPENOFFICE.STYLE(IF(OR(WEEKDAY([.B37]) = 1;WEEKDAY([.B37]) = 7);&quot;grauer Text&quot;; &quot;&quot;))" office:value-type="time" office:time-value="PT05H30M00S" calcext:value-type="time">
            <text:p>05:30</text:p>
          </table:table-cell>
          <table:table-cell table:style-name="ce84"/>
          <table:table-cell table:style-name="ce89" table:formula="of:=[.L37]-[.K37]+ORG.OPENOFFICE.STYLE(IF(OR(WEEKDAY([.B37]) = 1;WEEKDAY([.B37]) = 7);&quot;grauer Text&quot;; &quot;&quot;))" office:value-type="time" office:time-value="PT03H30M00S" calcext:value-type="time">
            <text:p>03:30</text:p>
          </table:table-cell>
          <table:table-cell table:style-name="ce93" table:formula="of:=[.O36]+[.N37]+ORG.OPENOFFICE.STYLE(IF(OR(WEEKDAY([.B37]) = 1;WEEKDAY([.B37]) = 7);&quot;grauer Text&quot;; &quot;&quot;))" office:value-type="time" office:time-value="-PT16H30M00S" calcext:value-type="time">
            <text:p>-16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7]+1" office:value-type="date" office:date-value="2018-07-19" calcext:value-type="date">
            <text:p>Do, 19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30M00S" calcext:value-type="time">
            <text:p>18:3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8])=2;IF([.$N$7]&lt;&gt;&quot;&quot;;[.$N$7];[.$L$7]);IF(WEEKDAY([.B38])=3;IF([.$N$9]&lt;&gt;&quot;&quot;;[.$N$9];[.$L$9]);IF(WEEKDAY([.B38])=4;IF([.$N$11]&lt;&gt;&quot;&quot;;[.$N$11];[.$L$11]);IF(WEEKDAY([.B38])=5;IF([.$N$13]&lt;&gt;&quot;&quot;;[.$N$13];[.$L$13]);IF(WEEKDAY([.B38])=6;IF([.$N$15]&lt;&gt;&quot;&quot;;[.$N$15];[.$L$15]);0)))))+ORG.OPENOFFICE.STYLE(IF(OR(WEEKDAY([.B38]) = 1;WEEKDAY([.B38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8]=&quot;Normal&quot;;WEEKDAY([.B38]) &gt; 1; WEEKDAY([.B38]) &lt; 7);[.G38]-[.F38]-[.I38];IF(AND(OR([.D38]=&quot;Feiertag&quot;;[.D38]=&quot;Urlaub&quot;;[.D38]=&quot;krank&quot;);WEEKDAY([.B38]) &gt; 1; WEEKDAY([.B38]) &lt; 7);TIME(QUOTIENT([.$D$15];5);MOD([.$D$15];5)*60/5;0);0))+ORG.OPENOFFICE.STYLE(IF(OR(WEEKDAY([.B38]) = 1;WEEKDAY([.B38]) = 7);&quot;grauer Text&quot;; &quot;&quot;))" office:value-type="time" office:time-value="PT05H30M00S" calcext:value-type="time">
            <text:p>05:30</text:p>
          </table:table-cell>
          <table:table-cell table:style-name="ce84"/>
          <table:table-cell table:style-name="ce89" table:formula="of:=[.L38]-[.K38]+ORG.OPENOFFICE.STYLE(IF(OR(WEEKDAY([.B38]) = 1;WEEKDAY([.B38]) = 7);&quot;grauer Text&quot;; &quot;&quot;))" office:value-type="time" office:time-value="PT03H30M00S" calcext:value-type="time">
            <text:p>03:30</text:p>
          </table:table-cell>
          <table:table-cell table:style-name="ce93" table:formula="of:=[.O37]+[.N38]+ORG.OPENOFFICE.STYLE(IF(OR(WEEKDAY([.B38]) = 1;WEEKDAY([.B38]) = 7);&quot;grauer Text&quot;; &quot;&quot;))" office:value-type="time" office:time-value="-PT13H00M00S" calcext:value-type="time">
            <text:p>-13:0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8]+1" office:value-type="date" office:date-value="2018-07-20" calcext:value-type="date">
            <text:p>Fr, 20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6H30M00S" calcext:value-type="time">
            <text:p>16:30</text:p>
          </table:table-cell>
          <table:table-cell table:style-name="ce49" table:content-validation-name="val10" office:value-type="time" office:time-value="PT18H00M00S" calcext:value-type="time">
            <text:p>18:0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39])=2;IF([.$N$7]&lt;&gt;&quot;&quot;;[.$N$7];[.$L$7]);IF(WEEKDAY([.B39])=3;IF([.$N$9]&lt;&gt;&quot;&quot;;[.$N$9];[.$L$9]);IF(WEEKDAY([.B39])=4;IF([.$N$11]&lt;&gt;&quot;&quot;;[.$N$11];[.$L$11]);IF(WEEKDAY([.B39])=5;IF([.$N$13]&lt;&gt;&quot;&quot;;[.$N$13];[.$L$13]);IF(WEEKDAY([.B39])=6;IF([.$N$15]&lt;&gt;&quot;&quot;;[.$N$15];[.$L$15]);0)))))+ORG.OPENOFFICE.STYLE(IF(OR(WEEKDAY([.B39]) = 1;WEEKDAY([.B39]) = 7);&quot;grauer Text&quot;; &quot;&quot;))" office:value-type="time" office:time-value="PT02H00M00S" calcext:value-type="time">
            <text:p>02:00</text:p>
          </table:table-cell>
          <table:table-cell table:style-name="ce66" table:formula="of:=IF(AND([.D39]=&quot;Normal&quot;;WEEKDAY([.B39]) &gt; 1; WEEKDAY([.B39]) &lt; 7);[.G39]-[.F39]-[.I39];IF(AND(OR([.D39]=&quot;Feiertag&quot;;[.D39]=&quot;Urlaub&quot;;[.D39]=&quot;krank&quot;);WEEKDAY([.B39]) &gt; 1; WEEKDAY([.B39]) &lt; 7);TIME(QUOTIENT([.$D$15];5);MOD([.$D$15];5)*60/5;0);0))+ORG.OPENOFFICE.STYLE(IF(OR(WEEKDAY([.B39]) = 1;WEEKDAY([.B39]) = 7);&quot;grauer Text&quot;; &quot;&quot;))" office:value-type="time" office:time-value="PT01H30M00S" calcext:value-type="time">
            <text:p>01:30</text:p>
          </table:table-cell>
          <table:table-cell table:style-name="ce84"/>
          <table:table-cell table:style-name="ce89" table:formula="of:=[.L39]-[.K39]+ORG.OPENOFFICE.STYLE(IF(OR(WEEKDAY([.B39]) = 1;WEEKDAY([.B39]) = 7);&quot;grauer Text&quot;; &quot;&quot;))" office:value-type="time" office:time-value="-PT00H30M00S" calcext:value-type="time">
            <text:p>-00:30</text:p>
          </table:table-cell>
          <table:table-cell table:style-name="ce93" table:formula="of:=[.O38]+[.N39]+ORG.OPENOFFICE.STYLE(IF(OR(WEEKDAY([.B39]) = 1;WEEKDAY([.B39]) = 7);&quot;grauer Text&quot;; &quot;&quot;))" office:value-type="time" office:time-value="-PT13H30M00S" calcext:value-type="time">
            <text:p>-13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39]+1" office:value-type="date" office:date-value="2018-07-21" calcext:value-type="date">
            <text:p>Sa, 2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5" table:formula="of:=IF(WEEKDAY([.B40])=2;IF([.$N$7]&lt;&gt;&quot;&quot;;[.$N$7];[.$L$7]);IF(WEEKDAY([.B40])=3;IF([.$N$9]&lt;&gt;&quot;&quot;;[.$N$9];[.$L$9]);IF(WEEKDAY([.B40])=4;IF([.$N$11]&lt;&gt;&quot;&quot;;[.$N$11];[.$L$11]);IF(WEEKDAY([.B40])=5;IF([.$N$13]&lt;&gt;&quot;&quot;;[.$N$13];[.$L$13]);IF(WEEKDAY([.B40])=6;IF([.$N$15]&lt;&gt;&quot;&quot;;[.$N$15];[.$L$15]);0)))))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0]=&quot;Normal&quot;;WEEKDAY([.B40]) &gt; 1; WEEKDAY([.B40]) &lt; 7);[.G40]-[.F40]-[.I40];IF(AND(OR([.D40]=&quot;Feiertag&quot;;[.D40]=&quot;Urlaub&quot;;[.D40]=&quot;krank&quot;);WEEKDAY([.B40]) &gt; 1; WEEKDAY([.B40]) &lt; 7);TIME(QUOTIENT([.$D$15];5);MOD([.$D$15];5)*60/5;0);0))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0]-[.K40]+ORG.OPENOFFICE.STYLE(IF(OR(WEEKDAY([.B40]) = 1;WEEKDAY([.B40]) = 7);&quot;grauer Text&quot;; &quot;&quot;))" office:value-type="time" office:time-value="PT00H00M00S" calcext:value-type="time">
            <text:p>00:00</text:p>
          </table:table-cell>
          <table:table-cell table:style-name="ce94" table:formula="of:=[.O39]+[.N40]+ORG.OPENOFFICE.STYLE(IF(OR(WEEKDAY([.B40]) = 1;WEEKDAY([.B40]) = 7);&quot;grauer Text&quot;; &quot;&quot;))" office:value-type="time" office:time-value="-PT13H30M00S" calcext:value-type="time">
            <text:p>-13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0]+1" office:value-type="date" office:date-value="2018-07-22" calcext:value-type="date">
            <text:p>So, 22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5" table:formula="of:=IF(WEEKDAY([.B41])=2;IF([.$N$7]&lt;&gt;&quot;&quot;;[.$N$7];[.$L$7]);IF(WEEKDAY([.B41])=3;IF([.$N$9]&lt;&gt;&quot;&quot;;[.$N$9];[.$L$9]);IF(WEEKDAY([.B41])=4;IF([.$N$11]&lt;&gt;&quot;&quot;;[.$N$11];[.$L$11]);IF(WEEKDAY([.B41])=5;IF([.$N$13]&lt;&gt;&quot;&quot;;[.$N$13];[.$L$13]);IF(WEEKDAY([.B41])=6;IF([.$N$15]&lt;&gt;&quot;&quot;;[.$N$15];[.$L$15]);0)))))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1]=&quot;Normal&quot;;WEEKDAY([.B41]) &gt; 1; WEEKDAY([.B41]) &lt; 7);[.G41]-[.F41]-[.I41];IF(AND(OR([.D41]=&quot;Feiertag&quot;;[.D41]=&quot;Urlaub&quot;;[.D41]=&quot;krank&quot;);WEEKDAY([.B41]) &gt; 1; WEEKDAY([.B41]) &lt; 7);TIME(QUOTIENT([.$D$15];5);MOD([.$D$15];5)*60/5;0);0))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1]-[.K41]+ORG.OPENOFFICE.STYLE(IF(OR(WEEKDAY([.B41]) = 1;WEEKDAY([.B41]) = 7);&quot;grauer Text&quot;; &quot;&quot;))" office:value-type="time" office:time-value="PT00H00M00S" calcext:value-type="time">
            <text:p>00:00</text:p>
          </table:table-cell>
          <table:table-cell table:style-name="ce94" table:formula="of:=[.O40]+[.N41]+ORG.OPENOFFICE.STYLE(IF(OR(WEEKDAY([.B41]) = 1;WEEKDAY([.B41]) = 7);&quot;grauer Text&quot;; &quot;&quot;))" office:value-type="time" office:time-value="-PT13H30M00S" calcext:value-type="time">
            <text:p>-13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1]+1" office:value-type="date" office:date-value="2018-07-23" calcext:value-type="date">
            <text:p>Mo, 23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6" table:formula="of:=IF(WEEKDAY([.B42])=2;IF([.$N$7]&lt;&gt;&quot;&quot;;[.$N$7];[.$L$7]);IF(WEEKDAY([.B42])=3;IF([.$N$9]&lt;&gt;&quot;&quot;;[.$N$9];[.$L$9]);IF(WEEKDAY([.B42])=4;IF([.$N$11]&lt;&gt;&quot;&quot;;[.$N$11];[.$L$11]);IF(WEEKDAY([.B42])=5;IF([.$N$13]&lt;&gt;&quot;&quot;;[.$N$13];[.$L$13]);IF(WEEKDAY([.B42])=6;IF([.$N$15]&lt;&gt;&quot;&quot;;[.$N$15];[.$L$15]);0)))))+ORG.OPENOFFICE.STYLE(IF(OR(WEEKDAY([.B42]) = 1;WEEKDAY([.B42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2]=&quot;Normal&quot;;WEEKDAY([.B42]) &gt; 1; WEEKDAY([.B42]) &lt; 7);[.G42]-[.F42]-[.I42];IF(AND(OR([.D42]=&quot;Feiertag&quot;;[.D42]=&quot;Urlaub&quot;;[.D42]=&quot;krank&quot;);WEEKDAY([.B42]) &gt; 1; WEEKDAY([.B42]) &lt; 7);TIME(QUOTIENT([.$D$15];5);MOD([.$D$15];5)*60/5;0);0))+ORG.OPENOFFICE.STYLE(IF(OR(WEEKDAY([.B42]) = 1;WEEKDAY([.B42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9" table:formula="of:=[.L42]-[.K42]+ORG.OPENOFFICE.STYLE(IF(OR(WEEKDAY([.B42]) = 1;WEEKDAY([.B42]) = 7);&quot;grauer Text&quot;; &quot;&quot;))" office:value-type="time" office:time-value="-PT02H00M00S" calcext:value-type="time">
            <text:p>-02:00</text:p>
          </table:table-cell>
          <table:table-cell table:style-name="ce93" table:formula="of:=[.O41]+[.N42]+ORG.OPENOFFICE.STYLE(IF(OR(WEEKDAY([.B42]) = 1;WEEKDAY([.B42]) = 7);&quot;grauer Text&quot;; &quot;&quot;))" office:value-type="time" office:time-value="-PT15H30M00S" calcext:value-type="time">
            <text:p>-15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2]+1" office:value-type="date" office:date-value="2018-07-24" calcext:value-type="date">
            <text:p>Di, 24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4H00M00S" calcext:value-type="time">
            <text:p>14:00</text:p>
          </table:table-cell>
          <table:table-cell table:style-name="ce49" table:content-validation-name="val10" office:value-type="time" office:time-value="PT17H00M00S" calcext:value-type="time">
            <text:p>17:0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3])=2;IF([.$N$7]&lt;&gt;&quot;&quot;;[.$N$7];[.$L$7]);IF(WEEKDAY([.B43])=3;IF([.$N$9]&lt;&gt;&quot;&quot;;[.$N$9];[.$L$9]);IF(WEEKDAY([.B43])=4;IF([.$N$11]&lt;&gt;&quot;&quot;;[.$N$11];[.$L$11]);IF(WEEKDAY([.B43])=5;IF([.$N$13]&lt;&gt;&quot;&quot;;[.$N$13];[.$L$13]);IF(WEEKDAY([.B43])=6;IF([.$N$15]&lt;&gt;&quot;&quot;;[.$N$15];[.$L$15]);0)))))+ORG.OPENOFFICE.STYLE(IF(OR(WEEKDAY([.B43]) = 1;WEEKDAY([.B43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3]=&quot;Normal&quot;;WEEKDAY([.B43]) &gt; 1; WEEKDAY([.B43]) &lt; 7);[.G43]-[.F43]-[.I43];IF(AND(OR([.D43]=&quot;Feiertag&quot;;[.D43]=&quot;Urlaub&quot;;[.D43]=&quot;krank&quot;);WEEKDAY([.B43]) &gt; 1; WEEKDAY([.B43]) &lt; 7);TIME(QUOTIENT([.$D$15];5);MOD([.$D$15];5)*60/5;0);0))+ORG.OPENOFFICE.STYLE(IF(OR(WEEKDAY([.B43]) = 1;WEEKDAY([.B43]) = 7);&quot;grauer Text&quot;; &quot;&quot;))" office:value-type="time" office:time-value="PT03H00M00S" calcext:value-type="time">
            <text:p>03:00</text:p>
          </table:table-cell>
          <table:table-cell table:style-name="ce84"/>
          <table:table-cell table:style-name="ce89" table:formula="of:=[.L43]-[.K43]+ORG.OPENOFFICE.STYLE(IF(OR(WEEKDAY([.B43]) = 1;WEEKDAY([.B43]) = 7);&quot;grauer Text&quot;; &quot;&quot;))" office:value-type="time" office:time-value="PT01H00M00S" calcext:value-type="time">
            <text:p>01:00</text:p>
          </table:table-cell>
          <table:table-cell table:style-name="ce93" table:formula="of:=[.O42]+[.N43]+ORG.OPENOFFICE.STYLE(IF(OR(WEEKDAY([.B43]) = 1;WEEKDAY([.B43]) = 7);&quot;grauer Text&quot;; &quot;&quot;))" office:value-type="time" office:time-value="-PT14H30M00S" calcext:value-type="time">
            <text:p>-14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3]+1" office:value-type="date" office:date-value="2018-07-25" calcext:value-type="date">
            <text:p>Mi, 25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00M00S" calcext:value-type="time">
            <text:p>18:0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4])=2;IF([.$N$7]&lt;&gt;&quot;&quot;;[.$N$7];[.$L$7]);IF(WEEKDAY([.B44])=3;IF([.$N$9]&lt;&gt;&quot;&quot;;[.$N$9];[.$L$9]);IF(WEEKDAY([.B44])=4;IF([.$N$11]&lt;&gt;&quot;&quot;;[.$N$11];[.$L$11]);IF(WEEKDAY([.B44])=5;IF([.$N$13]&lt;&gt;&quot;&quot;;[.$N$13];[.$L$13]);IF(WEEKDAY([.B44])=6;IF([.$N$15]&lt;&gt;&quot;&quot;;[.$N$15];[.$L$15]);0)))))+ORG.OPENOFFICE.STYLE(IF(OR(WEEKDAY([.B44]) = 1;WEEKDAY([.B44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4]=&quot;Normal&quot;;WEEKDAY([.B44]) &gt; 1; WEEKDAY([.B44]) &lt; 7);[.G44]-[.F44]-[.I44];IF(AND(OR([.D44]=&quot;Feiertag&quot;;[.D44]=&quot;Urlaub&quot;;[.D44]=&quot;krank&quot;);WEEKDAY([.B44]) &gt; 1; WEEKDAY([.B44]) &lt; 7);TIME(QUOTIENT([.$D$15];5);MOD([.$D$15];5)*60/5;0);0))+ORG.OPENOFFICE.STYLE(IF(OR(WEEKDAY([.B44]) = 1;WEEKDAY([.B44]) = 7);&quot;grauer Text&quot;; &quot;&quot;))" office:value-type="time" office:time-value="PT05H00M00S" calcext:value-type="time">
            <text:p>05:00</text:p>
          </table:table-cell>
          <table:table-cell table:style-name="ce84"/>
          <table:table-cell table:style-name="ce89" table:formula="of:=[.L44]-[.K44]+ORG.OPENOFFICE.STYLE(IF(OR(WEEKDAY([.B44]) = 1;WEEKDAY([.B44]) = 7);&quot;grauer Text&quot;; &quot;&quot;))" office:value-type="time" office:time-value="PT03H00M00S" calcext:value-type="time">
            <text:p>03:00</text:p>
          </table:table-cell>
          <table:table-cell table:style-name="ce93" table:formula="of:=[.O43]+[.N44]+ORG.OPENOFFICE.STYLE(IF(OR(WEEKDAY([.B44]) = 1;WEEKDAY([.B44]) = 7);&quot;grauer Text&quot;; &quot;&quot;))" office:value-type="time" office:time-value="-PT11H30M00S" calcext:value-type="time">
            <text:p>-11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4]+1" office:value-type="date" office:date-value="2018-07-26" calcext:value-type="date">
            <text:p>Do, 26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5H00M00S" calcext:value-type="time">
            <text:p>15:00</text:p>
          </table:table-cell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5])=2;IF([.$N$7]&lt;&gt;&quot;&quot;;[.$N$7];[.$L$7]);IF(WEEKDAY([.B45])=3;IF([.$N$9]&lt;&gt;&quot;&quot;;[.$N$9];[.$L$9]);IF(WEEKDAY([.B45])=4;IF([.$N$11]&lt;&gt;&quot;&quot;;[.$N$11];[.$L$11]);IF(WEEKDAY([.B45])=5;IF([.$N$13]&lt;&gt;&quot;&quot;;[.$N$13];[.$L$13]);IF(WEEKDAY([.B45])=6;IF([.$N$15]&lt;&gt;&quot;&quot;;[.$N$15];[.$L$15]);0)))))+ORG.OPENOFFICE.STYLE(IF(OR(WEEKDAY([.B45]) = 1;WEEKDAY([.B45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5]=&quot;Normal&quot;;WEEKDAY([.B45]) &gt; 1; WEEKDAY([.B45]) &lt; 7);[.G45]-[.F45]-[.I45];IF(AND(OR([.D45]=&quot;Feiertag&quot;;[.D45]=&quot;Urlaub&quot;;[.D45]=&quot;krank&quot;);WEEKDAY([.B45]) &gt; 1; WEEKDAY([.B45]) &lt; 7);TIME(QUOTIENT([.$D$15];5);MOD([.$D$15];5)*60/5;0);0))+ORG.OPENOFFICE.STYLE(IF(OR(WEEKDAY([.B45]) = 1;WEEKDAY([.B45]) = 7);&quot;grauer Text&quot;; &quot;&quot;))" office:value-type="time" office:time-value="PT02H00M00S" calcext:value-type="time">
            <text:p>02:00</text:p>
          </table:table-cell>
          <table:table-cell table:style-name="ce84"/>
          <table:table-cell table:style-name="ce89" table:formula="of:=[.L45]-[.K45]+ORG.OPENOFFICE.STYLE(IF(OR(WEEKDAY([.B45]) = 1;WEEKDAY([.B45]) = 7);&quot;grauer Text&quot;; &quot;&quot;))" office:value-type="time" office:time-value="PT00H00M00S" calcext:value-type="time">
            <text:p>00:00</text:p>
          </table:table-cell>
          <table:table-cell table:style-name="ce93" table:formula="of:=[.O44]+[.N45]+ORG.OPENOFFICE.STYLE(IF(OR(WEEKDAY([.B45]) = 1;WEEKDAY([.B45]) = 7);&quot;grauer Text&quot;; &quot;&quot;))" office:value-type="time" office:time-value="-PT11H30M00S" calcext:value-type="time">
            <text:p>-11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5]+1" office:value-type="date" office:date-value="2018-07-27" calcext:value-type="date">
            <text:p>Fr, 27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8H00M00S" calcext:value-type="time">
            <text:p>18:0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6" table:formula="of:=IF(WEEKDAY([.B46])=2;IF([.$N$7]&lt;&gt;&quot;&quot;;[.$N$7];[.$L$7]);IF(WEEKDAY([.B46])=3;IF([.$N$9]&lt;&gt;&quot;&quot;;[.$N$9];[.$L$9]);IF(WEEKDAY([.B46])=4;IF([.$N$11]&lt;&gt;&quot;&quot;;[.$N$11];[.$L$11]);IF(WEEKDAY([.B46])=5;IF([.$N$13]&lt;&gt;&quot;&quot;;[.$N$13];[.$L$13]);IF(WEEKDAY([.B46])=6;IF([.$N$15]&lt;&gt;&quot;&quot;;[.$N$15];[.$L$15]);0)))))+ORG.OPENOFFICE.STYLE(IF(OR(WEEKDAY([.B46]) = 1;WEEKDAY([.B46]) = 7);&quot;grauer Text&quot;; &quot;&quot;))" office:value-type="time" office:time-value="PT02H00M00S" calcext:value-type="time">
            <text:p>02:00</text:p>
          </table:table-cell>
          <table:table-cell table:style-name="ce66" table:formula="of:=IF(AND([.D46]=&quot;Normal&quot;;WEEKDAY([.B46]) &gt; 1; WEEKDAY([.B46]) &lt; 7);[.G46]-[.F46]-[.I46];IF(AND(OR([.D46]=&quot;Feiertag&quot;;[.D46]=&quot;Urlaub&quot;;[.D46]=&quot;krank&quot;);WEEKDAY([.B46]) &gt; 1; WEEKDAY([.B46]) &lt; 7);TIME(QUOTIENT([.$D$15];5);MOD([.$D$15];5)*60/5;0);0))+ORG.OPENOFFICE.STYLE(IF(OR(WEEKDAY([.B46]) = 1;WEEKDAY([.B46]) = 7);&quot;grauer Text&quot;; &quot;&quot;))" office:value-type="time" office:time-value="PT05H00M00S" calcext:value-type="time">
            <text:p>05:00</text:p>
          </table:table-cell>
          <table:table-cell table:style-name="ce84"/>
          <table:table-cell table:style-name="ce89" table:formula="of:=[.L46]-[.K46]+ORG.OPENOFFICE.STYLE(IF(OR(WEEKDAY([.B46]) = 1;WEEKDAY([.B46]) = 7);&quot;grauer Text&quot;; &quot;&quot;))" office:value-type="time" office:time-value="PT03H00M00S" calcext:value-type="time">
            <text:p>03:00</text:p>
          </table:table-cell>
          <table:table-cell table:style-name="ce93" table:formula="of:=[.O45]+[.N46]+ORG.OPENOFFICE.STYLE(IF(OR(WEEKDAY([.B46]) = 1;WEEKDAY([.B46]) = 7);&quot;grauer Text&quot;; &quot;&quot;))" office:value-type="time" office:time-value="-PT08H30M00S" calcext:value-type="time">
            <text:p>-08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[.B46]+1" office:value-type="date" office:date-value="2018-07-28" calcext:value-type="date">
            <text:p>Sa, 28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7" table:formula="of:=IF(WEEKDAY([.B47]) = 2;IF([.$N$7]&lt;&gt;&quot;&quot;;[.$N$7];[.$L$7]);IF(WEEKDAY([.B47]) = 3;IF([.$N$9]&lt;&gt;&quot;&quot;;[.$N$9];[.$L$9]);IF(WEEKDAY([.B47]) =4;IF([.$N$11]&lt;&gt;&quot;&quot;;[.$N$11];[.$L$11]);IF(WEEKDAY([.B47]) = 5;IF([.$N$13]&lt;&gt;&quot;&quot;;[.$N$13];[.$L$13]);IF(WEEKDAY([.B47]) = 6;IF([.$N$15]&lt;&gt;&quot;&quot;;[.$N$15];[.$L$15]);0)))))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65" table:formula="of:=IF(AND([.D47]=&quot;Normal&quot;;WEEKDAY([.B47]) &gt; 1; WEEKDAY([.B47]) &lt; 7);[.G47]-[.F47]-[.I47];IF(AND(OR([.D47]=&quot;Feiertag&quot;;[.D47]=&quot;Urlaub&quot;;[.D47]=&quot;krank&quot;);WEEKDAY([.B47]) &gt; 1; WEEKDAY([.B47]) &lt; 7);TIME(QUOTIENT([.$D$15];5);MOD([.$D$15];5)*60/5;0);0))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84"/>
          <table:table-cell table:style-name="ce88" table:formula="of:=[.L47]-[.K47]+ORG.OPENOFFICE.STYLE(IF(OR(WEEKDAY([.B47]) = 1;WEEKDAY([.B47]) = 7);&quot;grauer Text&quot;; &quot;&quot;))" office:value-type="time" office:time-value="PT00H00M00S" calcext:value-type="time">
            <text:p>00:00</text:p>
          </table:table-cell>
          <table:table-cell table:style-name="ce94" table:formula="of:=[.O46]+[.N47]+ORG.OPENOFFICE.STYLE(IF(OR(WEEKDAY([.B47]) = 1;WEEKDAY([.B47]) = 7);&quot;grauer Text&quot;; &quot;&quot;))" office:value-type="time" office:time-value="-PT08H30M00S" calcext:value-type="time">
            <text:p>-08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1 &gt; EOMONTH([.B47];0);&quot;&quot;;[.B47]+1)" office:value-type="date" office:date-value="2018-07-29" calcext:value-type="date">
            <text:p>So, 29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4" table:content-validation-name="val11"/>
          <table:table-cell table:style-name="ce60"/>
          <table:table-cell table:style-name="ce67" table:formula="of:=IF([.B47]+1 &gt; EOMONTH([.B47];0);&quot;&quot;;IF(WEEKDAY([.B48]) = 2;IF([.$N$7]&lt;&gt;&quot;&quot;;[.$N$7];[.$L$7]);IF(WEEKDAY([.B48]) = 3;IF([.$N$9]&lt;&gt;&quot;&quot;;[.$N$9];[.$L$9]);IF(WEEKDAY([.B48]) =4;IF([.$N$11]&lt;&gt;&quot;&quot;;[.$N$11];[.$L$11]);IF(WEEKDAY([.B48]) = 5;IF([.$N$13]&lt;&gt;&quot;&quot;;[.$N$13];[.$L$13]);IF(WEEKDAY([.B48]) = 6;IF([.$N$15]&lt;&gt;&quot;&quot;;[.$N$15];[.$L$15]);0)))))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65" table:formula="of:=IF([.B47]+1&gt;EOMONTH([.B47];0);&quot;&quot;;IF(AND([.D48]=&quot;Normal&quot;;WEEKDAY([.B48]) &gt; 1; WEEKDAY([.B48]) &lt; 7);[.G48]-[.F48]-[.I48];IF(AND(OR([.D48]=&quot;Feiertag&quot;;[.D48]=&quot;Urlaub&quot;;[.D48]=&quot;krank&quot;);WEEKDAY([.B48]) &gt; 1; WEEKDAY([.B48]) &lt; 7);TIME(QUOTIENT([.$D$15];5);MOD([.$D$15];5)*60/5;0);0))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84"/>
          <table:table-cell table:style-name="ce88" table:formula="of:=IF([.B47]+1&gt;EOMONTH([.B47];0);&quot;&quot;;[.L48]-[.K48]+ORG.OPENOFFICE.STYLE(IF(OR(WEEKDAY([.B48]) = 1;WEEKDAY([.B48]) = 7);&quot;grauer Text&quot;; &quot;&quot;)))" office:value-type="time" office:time-value="PT00H00M00S" calcext:value-type="time">
            <text:p>00:00</text:p>
          </table:table-cell>
          <table:table-cell table:style-name="ce95" table:formula="of:=IF([.B47]+1&gt;EOMONTH([.B47];0);&quot;&quot;;[.O47]+[.N48]+ORG.OPENOFFICE.STYLE(IF(OR(WEEKDAY([.B48]) = 1;WEEKDAY([.B48]) = 7);&quot;grauer Text&quot;; &quot;&quot;)))" office:value-type="time" office:time-value="-PT08H30M00S" calcext:value-type="time">
            <text:p>-08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2 &gt; EOMONTH([.B47];0);&quot;&quot;;[.B47]+2)" office:value-type="date" office:date-value="2018-07-30" calcext:value-type="date">
            <text:p>Mo, 30. Jul.</text:p>
          </table:table-cell>
          <table:table-cell table:style-name="ce24"/>
          <table:table-cell table:style-name="ce36" table:content-validation-name="val7" office:value-type="string" calcext:value-type="string">
            <text:p>Wochenende</text:p>
          </table:table-cell>
          <table:table-cell table:style-name="ce24"/>
          <table:table-cell table:style-name="ce43" table:content-validation-name="val9"/>
          <table:table-cell table:style-name="ce49" table:content-validation-name="val10"/>
          <table:table-cell table:style-name="ce51"/>
          <table:table-cell table:style-name="ce55" table:content-validation-name="val11"/>
          <table:table-cell table:style-name="ce60"/>
          <table:table-cell table:style-name="ce68" table:formula="of:=IF([.B47]+2 &gt; EOMONTH([.B47];0);&quot;&quot;;IF(WEEKDAY([.B49]) = 2;IF([.$N$7]&lt;&gt;&quot;&quot;;[.$N$7];[.$L$7]);IF(WEEKDAY([.B49]) = 3;IF([.$N$9]&lt;&gt;&quot;&quot;;[.$N$9];[.$L$9]);IF(WEEKDAY([.B49]) =4;IF([.$N$11]&lt;&gt;&quot;&quot;;[.$N$11];[.$L$11]);IF(WEEKDAY([.B49]) = 5;IF([.$N$13]&lt;&gt;&quot;&quot;;[.$N$13];[.$L$13]);IF(WEEKDAY([.B49]) = 6;IF([.$N$15]&lt;&gt;&quot;&quot;;[.$N$15];[.$L$15]);0)))))+ORG.OPENOFFICE.STYLE(IF(OR(WEEKDAY([.B49]) = 1;WEEKDAY([.B49]) = 7);&quot;grauer Text&quot;; &quot;&quot;)))" office:value-type="time" office:time-value="PT02H00M00S" calcext:value-type="time">
            <text:p>02:00</text:p>
          </table:table-cell>
          <table:table-cell table:style-name="ce66" table:formula="of:=IF([.B47]+2 &gt; EOMONTH([.B47];0);&quot;&quot;;IF(AND([.D49]=&quot;Normal&quot;;WEEKDAY([.B49]) &gt; 1; WEEKDAY([.B49]) &lt; 7);[.G49]-[.F49]-[.I49];IF(AND(OR([.D49]=&quot;Feiertag&quot;;[.D49]=&quot;Urlaub&quot;;[.D49]=&quot;krank&quot;);WEEKDAY([.B49]) &gt; 1; WEEKDAY([.B49]) &lt; 7);TIME(QUOTIENT([.$D$15];5);MOD([.$D$15];5)*60/5;0);0))+ORG.OPENOFFICE.STYLE(IF(OR(WEEKDAY([.B49]) = 1;WEEKDAY([.B49]) = 7);&quot;grauer Text&quot;; &quot;&quot;)))" office:value-type="time" office:time-value="PT00H00M00S" calcext:value-type="time">
            <text:p>00:00</text:p>
          </table:table-cell>
          <table:table-cell table:style-name="ce84"/>
          <table:table-cell table:style-name="ce89" table:formula="of:=IF([.B47]+2 &gt; EOMONTH([.B47];0);&quot;&quot;;[.L49]-[.K49]+ORG.OPENOFFICE.STYLE(IF(OR(WEEKDAY([.B49]) = 1;WEEKDAY([.B49]) = 7);&quot;grauer Text&quot;; &quot;&quot;)))" office:value-type="time" office:time-value="-PT02H00M00S" calcext:value-type="time">
            <text:p>-02:00</text:p>
          </table:table-cell>
          <table:table-cell table:style-name="ce96" table:formula="of:=IF([.B47]+2 &gt; EOMONTH([.B47];0);&quot;&quot;;[.O48]+[.N49]+ORG.OPENOFFICE.STYLE(IF(OR(WEEKDAY([.B49]) = 1;WEEKDAY([.B49]) = 7);&quot;grauer Text&quot;; &quot;&quot;)))" office:value-type="time" office:time-value="-PT10H30M00S" calcext:value-type="time">
            <text:p>-10:30</text:p>
          </table:table-cell>
          <table:table-cell table:style-name="ce97"/>
          <table:table-cell table:number-columns-repeated="1008"/>
        </table:table-row>
        <table:table-row table:style-name="ro10">
          <table:table-cell/>
          <table:table-cell table:style-name="ce15" table:formula="of:=IF([.B47]+3 &gt; EOMONTH([.B47];0);&quot;&quot;;[.B47]+3)" office:value-type="date" office:date-value="2018-07-31" calcext:value-type="date">
            <text:p>Di, 31. Jul.</text:p>
          </table:table-cell>
          <table:table-cell table:style-name="ce24"/>
          <table:table-cell table:style-name="ce36" table:content-validation-name="val7" office:value-type="string" calcext:value-type="string">
            <text:p>Normal</text:p>
          </table:table-cell>
          <table:table-cell table:style-name="ce24"/>
          <table:table-cell table:style-name="ce43" table:content-validation-name="val9" office:value-type="time" office:time-value="PT13H00M00S" calcext:value-type="time">
            <text:p>13:00</text:p>
          </table:table-cell>
          <table:table-cell table:style-name="ce49" table:content-validation-name="val10" office:value-type="time" office:time-value="PT17H30M00S" calcext:value-type="time">
            <text:p>17:30</text:p>
          </table:table-cell>
          <table:table-cell table:style-name="ce51"/>
          <table:table-cell table:style-name="ce54" table:content-validation-name="val11" office:value-type="time" office:time-value="PT00H00M00S" calcext:value-type="time">
            <text:p>00:00</text:p>
          </table:table-cell>
          <table:table-cell table:style-name="ce60"/>
          <table:table-cell table:style-name="ce68" table:formula="of:=IF([.B47]+3 &gt; EOMONTH([.B47];0);&quot;&quot;;IF(WEEKDAY([.B50]) = 2;IF([.$N$7]&lt;&gt;&quot;&quot;;[.$N$7];[.$L$7]);IF(WEEKDAY([.B50]) = 3;IF([.$N$9]&lt;&gt;&quot;&quot;;[.$N$9];[.$L$9]);IF(WEEKDAY([.B50]) =4;IF([.$N$11]&lt;&gt;&quot;&quot;;[.$N$11];[.$L$11]);IF(WEEKDAY([.B50]) = 5;IF([.$N$13]&lt;&gt;&quot;&quot;;[.$N$13];[.$L$13]);IF(WEEKDAY([.B50]) = 6;IF([.$N$15]&lt;&gt;&quot;&quot;;[.$N$15];[.$L$15]);0)))))+ORG.OPENOFFICE.STYLE(IF(OR(WEEKDAY([.B50]) = 1;WEEKDAY([.B50]) = 7);&quot;grauer Text&quot;; &quot;&quot;)))" office:value-type="time" office:time-value="PT02H00M00S" calcext:value-type="time">
            <text:p>02:00</text:p>
          </table:table-cell>
          <table:table-cell table:style-name="ce66" table:formula="of:=IF([.B47]+3 &gt; EOMONTH([.B47];0);&quot;&quot;;IF(AND([.D50]=&quot;Normal&quot;;WEEKDAY([.B50]) &gt; 1; WEEKDAY([.B50]) &lt; 7);[.G50]-[.F50]-[.I50];IF(AND(OR([.D50]=&quot;Feiertag&quot;;[.D50]=&quot;Urlaub&quot;;[.D50]=&quot;krank&quot;);WEEKDAY([.B50]) &gt; 1; WEEKDAY([.B50]) &lt; 7);TIME(QUOTIENT([.$D$15];5);MOD([.$D$15];5)*60/5;0);0))+ORG.OPENOFFICE.STYLE(IF(OR(WEEKDAY([.B50]) = 1;WEEKDAY([.B50]) = 7);&quot;grauer Text&quot;; &quot;&quot;)))" office:value-type="time" office:time-value="PT04H30M00S" calcext:value-type="time">
            <text:p>04:30</text:p>
          </table:table-cell>
          <table:table-cell table:style-name="ce84"/>
          <table:table-cell table:style-name="ce89" table:formula="of:=IF([.B47]+3 &gt; EOMONTH([.B47];0);&quot;&quot;;[.L50]-[.K50]+ORG.OPENOFFICE.STYLE(IF(OR(WEEKDAY([.B50]) = 1;WEEKDAY([.B50]) = 7);&quot;grauer Text&quot;; &quot;&quot;)))" office:value-type="time" office:time-value="PT02H30M00S" calcext:value-type="time">
            <text:p>02:30</text:p>
          </table:table-cell>
          <table:table-cell table:style-name="ce96" table:formula="of:=IF([.B47]+3 &gt; EOMONTH([.B47];0);&quot;&quot;;[.O49]+[.N50]+ORG.OPENOFFICE.STYLE(IF(OR(WEEKDAY([.B50]) = 1;WEEKDAY([.B50]) = 7);&quot;grauer Text&quot;; &quot;&quot;)))" office:value-type="time" office:time-value="-PT08H00M00S" calcext:value-type="time">
            <text:p>-08:00</text:p>
          </table:table-cell>
          <table:table-cell table:style-name="ce97"/>
          <table:table-cell table:number-columns-repeated="1008"/>
        </table:table-row>
        <table:table-row table:style-name="ro11">
          <table:table-cell/>
          <table:table-cell table:style-name="ce16" office:value-type="string" calcext:value-type="string">
            <text:p>Gesamtarbeitszeit und Flexkonto für Monatsende</text:p>
          </table:table-cell>
          <table:table-cell table:style-name="ce25" table:number-columns-repeated="11"/>
          <table:table-cell table:style-name="ce90" table:formula="of:=SUM([.N20:.N50])" office:value-type="time" office:time-value="-PT08H00M00S" calcext:value-type="time">
            <text:p>-08:00</text:p>
          </table:table-cell>
          <table:table-cell table:style-name="ce90" table:formula="of:=[.D17]+[.N51]" office:value-type="time" office:time-value="-PT08H00M00S" calcext:value-type="time">
            <text:p>-08:00</text:p>
          </table:table-cell>
          <table:table-cell table:number-columns-repeated="1009"/>
        </table:table-row>
        <table:table-row table:style-name="ro1" table:visibility="collapse" table:number-rows-repeated="2">
          <table:table-cell/>
          <table:table-cell table:style-name="ce17"/>
          <table:table-cell table:style-name="ce18" table:number-columns-repeated="13"/>
          <table:table-cell table:number-columns-repeated="1009"/>
        </table:table-row>
        <table:table-row table:style-name="ro1" table:visibility="collapse" table:number-rows-repeated="3">
          <table:table-cell/>
          <table:table-cell table:style-name="ce18" table:number-columns-repeated="14"/>
          <table:table-cell table:number-columns-repeated="1009"/>
        </table:table-row>
        <table:table-row table:style-name="ro1" table:visibility="collapse" table:number-rows-repeated="1048519">
          <table:table-cell table:number-columns-repeated="1024"/>
        </table:table-row>
        <table:table-row table:style-name="ro1" table:visibility="collapse">
          <table:table-cell table:number-columns-repeated="1024"/>
        </table:table-row>
        <calcext:conditional-formats>
          <calcext:conditional-format calcext:target-range-address="Tabelle1.D4:Tabelle1.D4">
            <calcext:condition calcext:apply-style-name="Feld leer" calcext:value="=0" calcext:base-cell-address="Tabelle1.D4"/>
          </calcext:conditional-format>
          <calcext:conditional-format calcext:target-range-address="Tabelle1.O21:Tabelle1.O50">
            <calcext:condition calcext:apply-style-name="roter Text" calcext:value="&lt;0:0:0" calcext:base-cell-address="Tabelle1.O20"/>
          </calcext:conditional-format>
          <calcext:conditional-format calcext:target-range-address="Tabelle1.N20:Tabelle1.N50">
            <calcext:condition calcext:apply-style-name="roter Text" calcext:value="&lt;0:0:0" calcext:base-cell-address="Tabelle1.N20"/>
            <calcext:condition calcext:apply-style-name="positiv" calcext:value="&gt;0:0:0" calcext:base-cell-address="Tabelle1.N20"/>
          </calcext:conditional-format>
          <calcext:conditional-format calcext:target-range-address="Tabelle1.N51:Tabelle1.O51">
            <calcext:condition calcext:apply-style-name="roter Text" calcext:value="&lt;0:0:0" calcext:base-cell-address="Tabelle1.N51"/>
          </calcext:conditional-format>
          <calcext:conditional-format calcext:target-range-address="Tabelle1.O21:Tabelle1.O47">
            <calcext:condition calcext:apply-style-name="roter Text" calcext:value="&lt;0:0:0" calcext:base-cell-address="Tabelle1.O21"/>
          </calcext:conditional-format>
          <calcext:conditional-format calcext:target-range-address="Tabelle1.O20:Tabelle1.O47">
            <calcext:condition calcext:apply-style-name="roter Text" calcext:value="&lt;0:0:0" calcext:base-cell-address="Tabelle1.O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/>
      <number:text>, </number:text>
      <number:day/>
      <number:text>. </number:text>
      <number:month number:textual="true"/>
      <number:text>.</number:text>
    </number:date-style>
    <number:date-style style:name="N110">
      <number:text>Jahr: </number:text>
      <number:year number:style="long"/>
    </number:dat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/>
    <style:style style:name="Wochenende" style:family="table-cell" style:parent-style-name="Default">
      <style:table-cell-properties fo:background-color="#eeeeee"/>
    </style:style>
    <style:style style:name="Feld_20_leer" style:display-name="Feld leer" style:family="table-cell" style:parent-style-name="Default">
      <style:table-cell-properties fo:border="0.06pt solid #ff6600"/>
    </style:style>
    <style:style style:name="roter_20_Text" style:display-name="roter Text" style:family="table-cell" style:parent-style-name="Default">
      <style:text-properties fo:color="#ff3333"/>
    </style:style>
    <style:style style:name="positiv" style:family="table-cell" style:parent-style-name="Default">
      <style:text-properties fo:color="#006600"/>
    </style:style>
    <style:style style:name="grauer_20_Text" style:display-name="grauer Text" style:family="table-cell" style:parent-style-name="Default">
      <style:text-properties fo:color="#cccccc"/>
    </style:style>
    <style:style style:name="unsichtbarer_20_Text" style:display-name="unsichtbarer Text" style:family="table-cell" style:parent-style-name="Default">
      <style:text-properties fo:color="#ffffff"/>
    </style:style>
  </office:styles>
  <office:automatic-styles>
    <style:page-layout style:name="Mpm1">
      <style:page-layout-properties fo:margin-top="11.99mm" fo:margin-bottom="14.99mm" fo:margin-left="17mm" fo:margin-right="17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0:15:06.7625991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2:30:04.085510716</meta:creation-date>
    <meta:editing-cycles>55</meta:editing-cycles>
    <meta:editing-duration>PT4H41M40S</meta:editing-duration>
    <dc:date>2018-08-02T10:20:47.993960617</dc:date>
    <meta:generator>LibreOffice/5.1.6.2$Linux_X86_64 LibreOffice_project/10m0$Build-2</meta:generator>
    <meta:document-statistic meta:table-count="1" meta:cell-count="269" meta:object-count="0"/>
  </office:meta>
</office:document-meta>
</file>